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color="#3465a4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25.94pt" svg:height="626.46pt" svg:x="515.11pt" svg:y="3pt">
            <draw:object draw:notify-on-update-of-ranges="Sheet1.A2:Sheet1.A102 Sheet1.B1:Sheet1.B1 Sheet1.B2:Sheet1.B102 Sheet1.A2:Sheet1.A102 Sheet1.C1:Sheet1.C1 Sheet1.C2:Sheet1.C102 Sheet1.A2:Sheet1.A102 Sheet1.D1:Sheet1.D1 Sheet1.D2:Sheet1.D102 Sheet1.A2:Sheet1.A102 Sheet1.E1:Sheet1.E1 Sheet1.E2:Sheet1.E102 Sheet1.A2:Sheet1.A102 Sheet1.F1:Sheet1.F1 Sheet1.F2:Sheet1.F102 Sheet1.A2:Sheet1.A102 Sheet1.G1:Sheet1.G1 Sheet1.G2:Sheet1.G102 Sheet1.A2:Sheet1.A102 Sheet1.H1:Sheet1.H1 Sheet1.H2:Sheet1.H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01" calcext:value-type="float">
            <text:p>0.01</text:p>
          </table:table-cell>
          <table:table-cell office:value-type="float" office:value="0.000298" calcext:value-type="float">
            <text:p>0.000298</text:p>
          </table:table-cell>
          <table:table-cell office:value-type="float" office:value="0.0000098506" calcext:value-type="float">
            <text:p>9.8506E-06</text:p>
          </table:table-cell>
          <table:table-cell office:value-type="float" office:value="0.00000034167" calcext:value-type="float">
            <text:p>3.4167E-07</text:p>
          </table:table-cell>
          <table:table-cell office:value-type="float" office:value="0.000000012185" calcext:value-type="float">
            <text:p>1.2185E-08</text:p>
          </table:table-cell>
          <table:table-cell office:value-type="float" office:value="0.000000000443" calcext:value-type="float">
            <text:p>4.43E-10</text:p>
          </table:table-cell>
          <table:table-cell office:value-type="float" office:value="0.000000000016" calcext:value-type="float">
            <text:p>1.6E-11</text:p>
          </table:table-cell>
        </table:table-row>
        <table:table-row table:style-name="ro1">
          <table:table-cell table:number-columns-repeated="2" office:value-type="float" office:value="0.02" calcext:value-type="float">
            <text:p>0.02</text:p>
          </table:table-cell>
          <table:table-cell office:value-type="float" office:value="0.001184" calcext:value-type="float">
            <text:p>0.001184</text:p>
          </table:table-cell>
          <table:table-cell office:value-type="float" office:value="0.0000776192" calcext:value-type="float">
            <text:p>7.76192E-05</text:p>
          </table:table-cell>
          <table:table-cell office:value-type="float" office:value="0.000005335654" calcext:value-type="float">
            <text:p>5.335654E-06</text:p>
          </table:table-cell>
          <table:table-cell office:value-type="float" office:value="0.000000377003" calcext:value-type="float">
            <text:p>3.77003E-07</text:p>
          </table:table-cell>
          <table:table-cell office:value-type="float" office:value="0.000000027121" calcext:value-type="float">
            <text:p>2.7121E-08</text:p>
          </table:table-cell>
          <table:table-cell office:value-type="float" office:value="0.000000001976" calcext:value-type="float">
            <text:p>1.976E-09</text:p>
          </table:table-cell>
        </table:table-row>
        <table:table-row table:style-name="ro1">
          <table:table-cell table:number-columns-repeated="2" office:value-type="float" office:value="0.03" calcext:value-type="float">
            <text:p>0.03</text:p>
          </table:table-cell>
          <table:table-cell office:value-type="float" office:value="0.002646" calcext:value-type="float">
            <text:p>0.002646</text:p>
          </table:table-cell>
          <table:table-cell office:value-type="float" office:value="0.0002579958" calcext:value-type="float">
            <text:p>0.0002579958</text:p>
          </table:table-cell>
          <table:table-cell office:value-type="float" office:value="0.000026359393" calcext:value-type="float">
            <text:p>2.6359393E-05</text:p>
          </table:table-cell>
          <table:table-cell office:value-type="float" office:value="0.000002767225" calcext:value-type="float">
            <text:p>2.767225E-06</text:p>
          </table:table-cell>
          <table:table-cell office:value-type="float" office:value="0.000000295709" calcext:value-type="float">
            <text:p>2.95709E-07</text:p>
          </table:table-cell>
          <table:table-cell office:value-type="float" office:value="0.000000031998" calcext:value-type="float">
            <text:p>3.1998E-08</text:p>
          </table:table-cell>
        </table:table-row>
        <table:table-row table:style-name="ro1">
          <table:table-cell table:number-columns-repeated="2" office:value-type="float" office:value="0.04" calcext:value-type="float">
            <text:p>0.04</text:p>
          </table:table-cell>
          <table:table-cell office:value-type="float" office:value="0.004672" calcext:value-type="float">
            <text:p>0.004672</text:p>
          </table:table-cell>
          <table:table-cell office:value-type="float" office:value="0.0006022144" calcext:value-type="float">
            <text:p>0.0006022144</text:p>
          </table:table-cell>
          <table:table-cell office:value-type="float" office:value="0.000081281843" calcext:value-type="float">
            <text:p>8.1281843E-05</text:p>
          </table:table-cell>
          <table:table-cell office:value-type="float" office:value="0.000011268508" calcext:value-type="float">
            <text:p>1.1268508E-05</text:p>
          </table:table-cell>
          <table:table-cell office:value-type="float" office:value="0.000001589864" calcext:value-type="float">
            <text:p>1.589864E-06</text:p>
          </table:table-cell>
          <table:table-cell office:value-type="float" office:value="0.000000227111" calcext:value-type="float">
            <text:p>2.27111E-07</text:p>
          </table:table-cell>
        </table:table-row>
        <table:table-row table:style-name="ro1">
          <table:table-cell table:number-columns-repeated="2" office:value-type="float" office:value="0.05" calcext:value-type="float">
            <text:p>0.05</text:p>
          </table:table-cell>
          <table:table-cell office:value-type="float" office:value="0.00725" calcext:value-type="float">
            <text:p>0.00725</text:p>
          </table:table-cell>
          <table:table-cell office:value-type="float" office:value="0.001158125" calcext:value-type="float">
            <text:p>0.001158125</text:p>
          </table:table-cell>
          <table:table-cell office:value-type="float" office:value="0.000193578125" calcext:value-type="float">
            <text:p>0.000193578125</text:p>
          </table:table-cell>
          <table:table-cell office:value-type="float" office:value="0.000033222207" calcext:value-type="float">
            <text:p>3.3222207E-05</text:p>
          </table:table-cell>
          <table:table-cell office:value-type="float" office:value="0.000005801345" calcext:value-type="float">
            <text:p>5.801345E-06</text:p>
          </table:table-cell>
          <table:table-cell office:value-type="float" office:value="0.000001025545" calcext:value-type="float">
            <text:p>1.025545E-06</text:p>
          </table:table-cell>
        </table:table-row>
        <table:table-row table:style-name="ro1">
          <table:table-cell table:number-columns-repeated="2" office:value-type="float" office:value="0.06" calcext:value-type="float">
            <text:p>0.06</text:p>
          </table:table-cell>
          <table:table-cell office:value-type="float" office:value="0.010368" calcext:value-type="float">
            <text:p>0.010368</text:p>
          </table:table-cell>
          <table:table-cell office:value-type="float" office:value="0.0019702656" calcext:value-type="float">
            <text:p>0.0019702656</text:p>
          </table:table-cell>
          <table:table-cell office:value-type="float" office:value="0.000391491533" calcext:value-type="float">
            <text:p>0.000391491533</text:p>
          </table:table-cell>
          <table:table-cell office:value-type="float" office:value="0.000079841532" calcext:value-type="float">
            <text:p>7.9841532E-05</text:p>
          </table:table-cell>
          <table:table-cell office:value-type="float" office:value="0.000016564116" calcext:value-type="float">
            <text:p>1.6564116E-05</text:p>
          </table:table-cell>
          <table:table-cell office:value-type="float" office:value="0.000003478346" calcext:value-type="float">
            <text:p>3.478346E-06</text:p>
          </table:table-cell>
        </table:table-row>
        <table:table-row table:style-name="ro1">
          <table:table-cell table:number-columns-repeated="2" office:value-type="float" office:value="0.07" calcext:value-type="float">
            <text:p>0.07</text:p>
          </table:table-cell>
          <table:table-cell office:value-type="float" office:value="0.014014" calcext:value-type="float">
            <text:p>0.014014</text:p>
          </table:table-cell>
          <table:table-cell office:value-type="float" office:value="0.0030799342" calcext:value-type="float">
            <text:p>0.0030799342</text:p>
          </table:table-cell>
          <table:table-cell office:value-type="float" office:value="0.000707241921" calcext:value-type="float">
            <text:p>0.000707241921</text:p>
          </table:table-cell>
          <table:table-cell office:value-type="float" office:value="0.000166623986" calcext:value-type="float">
            <text:p>0.000166623986</text:p>
          </table:table-cell>
          <table:table-cell office:value-type="float" office:value="0.000039924766" calcext:value-type="float">
            <text:p>3.9924766E-05</text:p>
          </table:table-cell>
          <table:table-cell office:value-type="float" office:value="0.000009681663" calcext:value-type="float">
            <text:p>9.681663E-06</text:p>
          </table:table-cell>
        </table:table-row>
        <table:table-row table:style-name="ro1">
          <table:table-cell table:number-columns-repeated="2" office:value-type="float" office:value="0.08" calcext:value-type="float">
            <text:p>0.08</text:p>
          </table:table-cell>
          <table:table-cell office:value-type="float" office:value="0.018176" calcext:value-type="float">
            <text:p>0.018176</text:p>
          </table:table-cell>
          <table:table-cell office:value-type="float" office:value="0.0045252608" calcext:value-type="float">
            <text:p>0.0045252608</text:p>
          </table:table-cell>
          <table:table-cell office:value-type="float" office:value="0.00117627945" calcext:value-type="float">
            <text:p>0.00117627945</text:p>
          </table:table-cell>
          <table:table-cell office:value-type="float" office:value="0.000313581854" calcext:value-type="float">
            <text:p>0.000313581854</text:p>
          </table:table-cell>
          <table:table-cell office:value-type="float" office:value="0.000085001499" calcext:value-type="float">
            <text:p>8.5001499E-05</text:p>
          </table:table-cell>
          <table:table-cell office:value-type="float" office:value="0.00002331528" calcext:value-type="float">
            <text:p>2.331528E-05</text:p>
          </table:table-cell>
        </table:table-row>
        <table:table-row table:style-name="ro1">
          <table:table-cell table:number-columns-repeated="2" office:value-type="float" office:value="0.09" calcext:value-type="float">
            <text:p>0.09</text:p>
          </table:table-cell>
          <table:table-cell office:value-type="float" office:value="0.022842" calcext:value-type="float">
            <text:p>0.022842</text:p>
          </table:table-cell>
          <table:table-cell office:value-type="float" office:value="0.0063412794" calcext:value-type="float">
            <text:p>0.0063412794</text:p>
          </table:table-cell>
          <table:table-cell office:value-type="float" office:value="0.001836582676" calcext:value-type="float">
            <text:p>0.001836582676</text:p>
          </table:table-cell>
          <table:table-cell office:value-type="float" office:value="0.00054531136" calcext:value-type="float">
            <text:p>0.00054531136</text:p>
          </table:table-cell>
          <table:table-cell office:value-type="float" office:value="0.000164592926" calcext:value-type="float">
            <text:p>0.000164592926</text:p>
          </table:table-cell>
          <table:table-cell office:value-type="float" office:value="0.00005026318" calcext:value-type="float">
            <text:p>5.026318E-05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856" calcext:value-type="float">
            <text:p>0.00856</text:p>
          </table:table-cell>
          <table:table-cell office:value-type="float" office:value="0.002728" calcext:value-type="float">
            <text:p>0.002728</text:p>
          </table:table-cell>
          <table:table-cell office:value-type="float" office:value="0.00089092" calcext:value-type="float">
            <text:p>0.00089092</text:p>
          </table:table-cell>
          <table:table-cell office:value-type="float" office:value="0.00029570608" calcext:value-type="float">
            <text:p>0.00029570608</text:p>
          </table:table-cell>
          <table:table-cell office:value-type="float" office:value="0.000099285486" calcext:value-type="float">
            <text:p>9.9285486E-05</text:p>
          </table:table-cell>
        </table:table-row>
        <table:table-row table:style-name="ro1">
          <table:table-cell table:number-columns-repeated="2" office:value-type="float" office:value="0.11" calcext:value-type="float">
            <text:p>0.11</text:p>
          </table:table-cell>
          <table:table-cell office:value-type="float" office:value="0.033638" calcext:value-type="float">
            <text:p>0.033638</text:p>
          </table:table-cell>
          <table:table-cell office:value-type="float" office:value="0.0112104806" calcext:value-type="float">
            <text:p>0.0112104806</text:p>
          </table:table-cell>
          <table:table-cell office:value-type="float" office:value="0.003891633436" calcext:value-type="float">
            <text:p>0.003891633436</text:p>
          </table:table-cell>
          <table:table-cell office:value-type="float" office:value="0.001383830455" calcext:value-type="float">
            <text:p>0.001383830455</text:p>
          </table:table-cell>
          <table:table-cell office:value-type="float" office:value="0.000499980372" calcext:value-type="float">
            <text:p>0.000499980372</text:p>
          </table:table-cell>
          <table:table-cell office:value-type="float" office:value="0.000182707654" calcext:value-type="float">
            <text:p>0.000182707654</text:p>
          </table:table-cell>
        </table:table-row>
        <table:table-row table:style-name="ro1">
          <table:table-cell table:number-columns-repeated="2" office:value-type="float" office:value="0.12" calcext:value-type="float">
            <text:p>0.12</text:p>
          </table:table-cell>
          <table:table-cell office:value-type="float" office:value="0.039744" calcext:value-type="float">
            <text:p>0.039744</text:p>
          </table:table-cell>
          <table:table-cell office:value-type="float" office:value="0.0143188992" calcext:value-type="float">
            <text:p>0.0143188992</text:p>
          </table:table-cell>
          <table:table-cell office:value-type="float" office:value="0.005369263718" calcext:value-type="float">
            <text:p>0.005369263718</text:p>
          </table:table-cell>
          <table:table-cell office:value-type="float" office:value="0.002061478444" calcext:value-type="float">
            <text:p>0.002061478444</text:p>
          </table:table-cell>
          <table:table-cell office:value-type="float" office:value="0.000803990795" calcext:value-type="float">
            <text:p>0.000803990795</text:p>
          </table:table-cell>
          <table:table-cell office:value-type="float" office:value="0.000317091577" calcext:value-type="float">
            <text:p>0.000317091577</text:p>
          </table:table-cell>
        </table:table-row>
        <table:table-row table:style-name="ro1">
          <table:table-cell table:number-columns-repeated="2" office:value-type="float" office:value="0.13" calcext:value-type="float">
            <text:p>0.13</text:p>
          </table:table-cell>
          <table:table-cell office:value-type="float" office:value="0.046306" calcext:value-type="float">
            <text:p>0.046306</text:p>
          </table:table-cell>
          <table:table-cell office:value-type="float" office:value="0.0179086258" calcext:value-type="float">
            <text:p>0.0179086258</text:p>
          </table:table-cell>
          <table:table-cell office:value-type="float" office:value="0.007202815727" calcext:value-type="float">
            <text:p>0.007202815727</text:p>
          </table:table-cell>
          <table:table-cell office:value-type="float" office:value="0.002964920809" calcext:value-type="float">
            <text:p>0.002964920809</text:p>
          </table:table-cell>
          <table:table-cell office:value-type="float" office:value="0.001239419514" calcext:value-type="float">
            <text:p>0.001239419514</text:p>
          </table:table-cell>
          <table:table-cell office:value-type="float" office:value="0.000523854128" calcext:value-type="float">
            <text:p>0.000523854128</text:p>
          </table:table-cell>
        </table:table-row>
        <table:table-row table:style-name="ro1">
          <table:table-cell table:number-columns-repeated="2" office:value-type="float" office:value="0.14" calcext:value-type="float">
            <text:p>0.14</text:p>
          </table:table-cell>
          <table:table-cell office:value-type="float" office:value="0.053312" calcext:value-type="float">
            <text:p>0.053312</text:p>
          </table:table-cell>
          <table:table-cell office:value-type="float" office:value="0.0220002944" calcext:value-type="float">
            <text:p>0.0220002944</text:p>
          </table:table-cell>
          <table:table-cell office:value-type="float" office:value="0.009433863219" calcext:value-type="float">
            <text:p>0.009433863219</text:p>
          </table:table-cell>
          <table:table-cell office:value-type="float" office:value="0.00413836912" calcext:value-type="float">
            <text:p>0.00413836912</text:p>
          </table:table-cell>
          <table:table-cell office:value-type="float" office:value="0.001843090157" calcext:value-type="float">
            <text:p>0.001843090157</text:p>
          </table:table-cell>
          <table:table-cell office:value-type="float" office:value="0.000829801004" calcext:value-type="float">
            <text:p>0.000829801004</text:p>
          </table:table-cell>
        </table:table-row>
        <table:table-row table:style-name="ro1">
          <table:table-cell table:number-columns-repeated="2" office:value-type="float" office:value="0.15" calcext:value-type="float">
            <text:p>0.15</text:p>
          </table:table-cell>
          <table:table-cell office:value-type="float" office:value="0.06075" calcext:value-type="float">
            <text:p>0.06075</text:p>
          </table:table-cell>
          <table:table-cell office:value-type="float" office:value="0.026611875" calcext:value-type="float">
            <text:p>0.026611875</text:p>
          </table:table-cell>
          <table:table-cell office:value-type="float" office:value="0.012103171875" calcext:value-type="float">
            <text:p>0.012103171875</text:p>
          </table:table-cell>
          <table:table-cell office:value-type="float" office:value="0.005628663105" calcext:value-type="float">
            <text:p>0.005628663105</text:p>
          </table:table-cell>
          <table:table-cell office:value-type="float" office:value="0.00265686358" calcext:value-type="float">
            <text:p>0.00265686358</text:p>
          </table:table-cell>
          <table:table-cell office:value-type="float" office:value="0.001267547302" calcext:value-type="float">
            <text:p>0.001267547302</text:p>
          </table:table-cell>
        </table:table-row>
        <table:table-row table:style-name="ro1">
          <table:table-cell table:number-columns-repeated="2" office:value-type="float" office:value="0.16" calcext:value-type="float">
            <text:p>0.16</text:p>
          </table:table-cell>
          <table:table-cell office:value-type="float" office:value="0.068608" calcext:value-type="float">
            <text:p>0.068608</text:p>
          </table:table-cell>
          <table:table-cell office:value-type="float" office:value="0.0317587456" calcext:value-type="float">
            <text:p>0.0317587456</text:p>
          </table:table-cell>
          <table:table-cell office:value-type="float" office:value="0.015250279629" calcext:value-type="float">
            <text:p>0.015250279629</text:p>
          </table:table-cell>
          <table:table-cell office:value-type="float" office:value="0.007484697236" calcext:value-type="float">
            <text:p>0.007484697236</text:p>
          </table:table-cell>
          <table:table-cell office:value-type="float" office:value="0.003727397851" calcext:value-type="float">
            <text:p>0.003727397851</text:p>
          </table:table-cell>
          <table:table-cell office:value-type="float" office:value="0.001875800714" calcext:value-type="float">
            <text:p>0.001875800714</text:p>
          </table:table-cell>
        </table:table-row>
        <table:table-row table:style-name="ro1">
          <table:table-cell table:number-columns-repeated="2" office:value-type="float" office:value="0.17" calcext:value-type="float">
            <text:p>0.17</text:p>
          </table:table-cell>
          <table:table-cell office:value-type="float" office:value="0.076874" calcext:value-type="float">
            <text:p>0.076874</text:p>
          </table:table-cell>
          <table:table-cell office:value-type="float" office:value="0.0374537642" calcext:value-type="float">
            <text:p>0.0374537642</text:p>
          </table:table-cell>
          <table:table-cell office:value-type="float" office:value="0.018913113295" calcext:value-type="float">
            <text:p>0.018913113295</text:p>
          </table:table-cell>
          <table:table-cell office:value-type="float" office:value="0.009756812846" calcext:value-type="float">
            <text:p>0.009756812846</text:p>
          </table:table-cell>
          <table:table-cell office:value-type="float" office:value="0.00510577847" calcext:value-type="float">
            <text:p>0.00510577847</text:p>
          </table:table-cell>
          <table:table-cell office:value-type="float" office:value="0.002699488318" calcext:value-type="float">
            <text:p>0.002699488318</text:p>
          </table:table-cell>
        </table:table-row>
        <table:table-row table:style-name="ro1">
          <table:table-cell table:number-columns-repeated="2" office:value-type="float" office:value="0.18" calcext:value-type="float">
            <text:p>0.18</text:p>
          </table:table-cell>
          <table:table-cell office:value-type="float" office:value="0.085536" calcext:value-type="float">
            <text:p>0.085536</text:p>
          </table:table-cell>
          <table:table-cell office:value-type="float" office:value="0.0437073408" calcext:value-type="float">
            <text:p>0.0437073408</text:p>
          </table:table-cell>
          <table:table-cell office:value-type="float" office:value="0.023127640474" calcext:value-type="float">
            <text:p>0.023127640474</text:p>
          </table:table-cell>
          <table:table-cell office:value-type="float" office:value="0.012496167285" calcext:value-type="float">
            <text:p>0.012496167285</text:p>
          </table:table-cell>
          <table:table-cell office:value-type="float" office:value="0.006847027691" calcext:value-type="float">
            <text:p>0.006847027691</text:p>
          </table:table-cell>
          <table:table-cell office:value-type="float" office:value="0.003789713343" calcext:value-type="float">
            <text:p>0.003789713343</text:p>
          </table:table-cell>
        </table:table-row>
        <table:table-row table:style-name="ro1">
          <table:table-cell table:number-columns-repeated="2" office:value-type="float" office:value="0.19" calcext:value-type="float">
            <text:p>0.19</text:p>
          </table:table-cell>
          <table:table-cell office:value-type="float" office:value="0.094582" calcext:value-type="float">
            <text:p>0.094582</text:p>
          </table:table-cell>
          <table:table-cell office:value-type="float" office:value="0.0505275094" calcext:value-type="float">
            <text:p>0.0505275094</text:p>
          </table:table-cell>
          <table:table-cell office:value-type="float" office:value="0.027927555722" calcext:value-type="float">
            <text:p>0.027927555722</text:p>
          </table:table-cell>
          <table:table-cell office:value-type="float" office:value="0.015754090674" calcext:value-type="float">
            <text:p>0.015754090674</text:p>
          </table:table-cell>
          <table:table-cell office:value-type="float" office:value="0.009009504098" calcext:value-type="float">
            <text:p>0.009009504098</text:p>
          </table:table-cell>
          <table:table-cell office:value-type="float" office:value="0.005203533894" calcext:value-type="float">
            <text:p>0.005203533894</text:p>
          </table:table-cell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office:value-type="float" office:value="0.104" calcext:value-type="float">
            <text:p>0.104</text:p>
          </table:table-cell>
          <table:table-cell office:value-type="float" office:value="0.05792" calcext:value-type="float">
            <text:p>0.05792</text:p>
          </table:table-cell>
          <table:table-cell office:value-type="float" office:value="0.033344" calcext:value-type="float">
            <text:p>0.033344</text:p>
          </table:table-cell>
          <table:table-cell office:value-type="float" office:value="0.01958144" calcext:value-type="float">
            <text:p>0.01958144</text:p>
          </table:table-cell>
          <table:table-cell office:value-type="float" office:value="0.01165420544" calcext:value-type="float">
            <text:p>0.01165420544</text:p>
          </table:table-cell>
          <table:table-cell office:value-type="float" office:value="0.007003561165" calcext:value-type="float">
            <text:p>0.007003561165</text:p>
          </table:table-cell>
        </table:table-row>
        <table:table-row table:style-name="ro1">
          <table:table-cell table:number-columns-repeated="2" office:value-type="float" office:value="0.21" calcext:value-type="float">
            <text:p>0.21</text:p>
          </table:table-cell>
          <table:table-cell office:value-type="float" office:value="0.113778" calcext:value-type="float">
            <text:p>0.113778</text:p>
          </table:table-cell>
          <table:table-cell office:value-type="float" office:value="0.0658883106" calcext:value-type="float">
            <text:p>0.0658883106</text:p>
          </table:table-cell>
          <table:table-cell office:value-type="float" office:value="0.039405312362" calcext:value-type="float">
            <text:p>0.039405312362</text:p>
          </table:table-cell>
          <table:table-cell office:value-type="float" office:value="0.024027959435" calcext:value-type="float">
            <text:p>0.024027959435</text:p>
          </table:table-cell>
          <table:table-cell office:value-type="float" office:value="0.014843989173" calcext:value-type="float">
            <text:p>0.014843989173</text:p>
          </table:table-cell>
          <table:table-cell office:value-type="float" office:value="0.009257380062" calcext:value-type="float">
            <text:p>0.009257380062</text:p>
          </table:table-cell>
        </table:table-row>
        <table:table-row table:style-name="ro1">
          <table:table-cell table:number-columns-repeated="2" office:value-type="float" office:value="0.22" calcext:value-type="float">
            <text:p>0.22</text:p>
          </table:table-cell>
          <table:table-cell office:value-type="float" office:value="0.123904" calcext:value-type="float">
            <text:p>0.123904</text:p>
          </table:table-cell>
          <table:table-cell office:value-type="float" office:value="0.0744337792" calcext:value-type="float">
            <text:p>0.0744337792</text:p>
          </table:table-cell>
          <table:table-cell office:value-type="float" office:value="0.046136812902" calcext:value-type="float">
            <text:p>0.046136812902</text:p>
          </table:table-cell>
          <table:table-cell office:value-type="float" office:value="0.029141654944" calcext:value-type="float">
            <text:p>0.029141654944</text:p>
          </table:table-cell>
          <table:table-cell office:value-type="float" office:value="0.018642726164" calcext:value-type="float">
            <text:p>0.018642726164</text:p>
          </table:table-cell>
          <table:table-cell office:value-type="float" office:value="0.012036800175" calcext:value-type="float">
            <text:p>0.012036800175</text:p>
          </table:table-cell>
        </table:table-row>
        <table:table-row table:style-name="ro1">
          <table:table-cell table:number-columns-repeated="2" office:value-type="float" office:value="0.23" calcext:value-type="float">
            <text:p>0.23</text:p>
          </table:table-cell>
          <table:table-cell office:value-type="float" office:value="0.134366" calcext:value-type="float">
            <text:p>0.134366</text:p>
          </table:table-cell>
          <table:table-cell office:value-type="float" office:value="0.0835556558" calcext:value-type="float">
            <text:p>0.0835556558</text:p>
          </table:table-cell>
          <table:table-cell office:value-type="float" office:value="0.053560615941" calcext:value-type="float">
            <text:p>0.053560615941</text:p>
          </table:table-cell>
          <table:table-cell office:value-type="float" office:value="0.034968190484" calcext:value-type="float">
            <text:p>0.034968190484</text:p>
          </table:table-cell>
          <table:table-cell office:value-type="float" office:value="0.023114403709" calcext:value-type="float">
            <text:p>0.023114403709</text:p>
          </table:table-cell>
          <table:table-cell office:value-type="float" office:value="0.015416949704" calcext:value-type="float">
            <text:p>0.015416949704</text:p>
          </table:table-cell>
        </table:table-row>
        <table:table-row table:style-name="ro1">
          <table:table-cell table:number-columns-repeated="2" office:value-type="float" office:value="0.24" calcext:value-type="float">
            <text:p>0.24</text:p>
          </table:table-cell>
          <table:table-cell office:value-type="float" office:value="0.145152" calcext:value-type="float">
            <text:p>0.145152</text:p>
          </table:table-cell>
          <table:table-cell office:value-type="float" office:value="0.0932511744" calcext:value-type="float">
            <text:p>0.0932511744</text:p>
          </table:table-cell>
          <table:table-cell office:value-type="float" office:value="0.061695472435" calcext:value-type="float">
            <text:p>0.061695472435</text:p>
          </table:table-cell>
          <table:table-cell office:value-type="float" office:value="0.041550312301" calcext:value-type="float">
            <text:p>0.041550312301</text:p>
          </table:table-cell>
          <table:table-cell office:value-type="float" office:value="0.02832219435" calcext:value-type="float">
            <text:p>0.02832219435</text:p>
          </table:table-cell>
          <table:table-cell office:value-type="float" office:value="0.019475229065" calcext:value-type="float">
            <text:p>0.019475229065</text:p>
          </table:table-cell>
        </table:table-row>
        <table:table-row table:style-name="ro1">
          <table:table-cell table:number-columns-repeated="2" office:value-type="float" office:value="0.25" calcext:value-type="float">
            <text:p>0.25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103515625" calcext:value-type="float">
            <text:p>0.103515625</text:p>
          </table:table-cell>
          <table:table-cell office:value-type="float" office:value="0.070556640625" calcext:value-type="float">
            <text:p>0.070556640625</text:p>
          </table:table-cell>
          <table:table-cell office:value-type="float" office:value="0.048927307129" calcext:value-type="float">
            <text:p>0.048927307129</text:p>
          </table:table-cell>
          <table:table-cell office:value-type="float" office:value="0.034327507019" calcext:value-type="float">
            <text:p>0.034327507019</text:p>
          </table:table-cell>
          <table:table-cell office:value-type="float" office:value="0.024290144444" calcext:value-type="float">
            <text:p>0.024290144444</text:p>
          </table:table-cell>
        </table:table-row>
        <table:table-row table:style-name="ro1">
          <table:table-cell table:number-columns-repeated="2" office:value-type="float" office:value="0.26" calcext:value-type="float">
            <text:p>0.26</text:p>
          </table:table-cell>
          <table:table-cell office:value-type="float" office:value="0.167648" calcext:value-type="float">
            <text:p>0.167648</text:p>
          </table:table-cell>
          <table:table-cell office:value-type="float" office:value="0.1143424256" calcext:value-type="float">
            <text:p>0.1143424256</text:p>
          </table:table-cell>
          <table:table-cell office:value-type="float" office:value="0.080155783885" calcext:value-type="float">
            <text:p>0.080155783885</text:p>
          </table:table-cell>
          <table:table-cell office:value-type="float" office:value="0.057134499354" calcext:value-type="float">
            <text:p>0.057134499354</text:p>
          </table:table-cell>
          <table:table-cell office:value-type="float" office:value="0.041189036836" calcext:value-type="float">
            <text:p>0.041189036836</text:p>
          </table:table-cell>
          <table:table-cell office:value-type="float" office:value="0.029940044545" calcext:value-type="float">
            <text:p>0.029940044545</text:p>
          </table:table-cell>
        </table:table-row>
        <table:table-row table:style-name="ro1">
          <table:table-cell table:number-columns-repeated="2" office:value-type="float" office:value="0.27" calcext:value-type="float">
            <text:p>0.27</text:p>
          </table:table-cell>
          <table:table-cell office:value-type="float" office:value="0.179334" calcext:value-type="float">
            <text:p>0.179334</text:p>
          </table:table-cell>
          <table:table-cell office:value-type="float" office:value="0.1257231942" calcext:value-type="float">
            <text:p>0.1257231942</text:p>
          </table:table-cell>
          <table:table-cell office:value-type="float" office:value="0.090500894789" calcext:value-type="float">
            <text:p>0.090500894789</text:p>
          </table:table-cell>
          <table:table-cell office:value-type="float" office:value="0.066202791541" calcext:value-type="float">
            <text:p>0.066202791541</text:p>
          </table:table-cell>
          <table:table-cell office:value-type="float" office:value="0.0489618294" calcext:value-type="float">
            <text:p>0.0489618294</text:p>
          </table:table-cell>
          <table:table-cell office:value-type="float" office:value="0.036501786061" calcext:value-type="float">
            <text:p>0.036501786061</text:p>
          </table:table-cell>
        </table:table-row>
        <table:table-row table:style-name="ro1">
          <table:table-cell table:number-columns-repeated="2" office:value-type="float" office:value="0.28" calcext:value-type="float">
            <text:p>0.28</text:p>
          </table:table-cell>
          <table:table-cell office:value-type="float" office:value="0.191296" calcext:value-type="float">
            <text:p>0.191296</text:p>
          </table:table-cell>
          <table:table-cell office:value-type="float" office:value="0.1376478208" calcext:value-type="float">
            <text:p>0.1376478208</text:p>
          </table:table-cell>
          <table:table-cell office:value-type="float" office:value="0.101596244378" calcext:value-type="float">
            <text:p>0.101596244378</text:p>
          </table:table-cell>
          <table:table-cell office:value-type="float" office:value="0.076158252054" calcext:value-type="float">
            <text:p>0.076158252054</text:p>
          </table:table-cell>
          <table:table-cell office:value-type="float" office:value="0.057696374745" calcext:value-type="float">
            <text:p>0.057696374745</text:p>
          </table:table-cell>
          <table:table-cell office:value-type="float" office:value="0.044049355038" calcext:value-type="float">
            <text:p>0.044049355038</text:p>
          </table:table-cell>
        </table:table-row>
        <table:table-row table:style-name="ro1">
          <table:table-cell table:number-columns-repeated="2" office:value-type="float" office:value="0.29" calcext:value-type="float">
            <text:p>0.29</text:p>
          </table:table-cell>
          <table:table-cell office:value-type="float" office:value="0.203522" calcext:value-type="float">
            <text:p>0.203522</text:p>
          </table:table-cell>
          <table:table-cell office:value-type="float" office:value="0.1501045394" calcext:value-type="float">
            <text:p>0.1501045394</text:p>
          </table:table-cell>
          <table:table-cell office:value-type="float" office:value="0.113442355608" calcext:value-type="float">
            <text:p>0.113442355608</text:p>
          </table:table-cell>
          <table:table-cell office:value-type="float" office:value="0.087021752859" calcext:value-type="float">
            <text:p>0.087021752859</text:p>
          </table:table-cell>
          <table:table-cell office:value-type="float" office:value="0.067437745277" calcext:value-type="float">
            <text:p>0.067437745277</text:p>
          </table:table-cell>
          <table:table-cell office:value-type="float" office:value="0.052652472352" calcext:value-type="float">
            <text:p>0.052652472352</text:p>
          </table:table-cell>
        </table:table-row>
        <table:table-row table:style-name="ro1">
          <table:table-cell table:number-columns-repeated="2" office:value-type="float" office:value="0.3" calcext:value-type="float">
            <text:p>0.3</text:p>
          </table:table-cell>
          <table:table-cell office:value-type="float" office:value="0.216" calcext:value-type="float">
            <text:p>0.216</text:p>
          </table:table-cell>
          <table:table-cell office:value-type="float" office:value="0.16308" calcext:value-type="float">
            <text:p>0.16308</text:p>
          </table:table-cell>
          <table:table-cell office:value-type="float" office:value="0.126036" calcext:value-type="float">
            <text:p>0.126036</text:p>
          </table:table-cell>
          <table:table-cell office:value-type="float" office:value="0.09880866" calcext:value-type="float">
            <text:p>0.09880866</text:p>
          </table:table-cell>
          <table:table-cell office:value-type="float" office:value="0.07822479096" calcext:value-type="float">
            <text:p>0.07822479096</text:p>
          </table:table-cell>
          <table:table-cell office:value-type="float" office:value="0.062375211799" calcext:value-type="float">
            <text:p>0.062375211799</text:p>
          </table:table-cell>
        </table:table-row>
        <table:table-row table:style-name="ro1">
          <table:table-cell table:number-columns-repeated="2" office:value-type="float" office:value="0.31" calcext:value-type="float">
            <text:p>0.31</text:p>
          </table:table-cell>
          <table:table-cell office:value-type="float" office:value="0.228718" calcext:value-type="float">
            <text:p>0.228718</text:p>
          </table:table-cell>
          <table:table-cell office:value-type="float" office:value="0.1765593406" calcext:value-type="float">
            <text:p>0.1765593406</text:p>
          </table:table-cell>
          <table:table-cell office:value-type="float" office:value="0.139370216448" calcext:value-type="float">
            <text:p>0.139370216448</text:p>
          </table:table-cell>
          <table:table-cell office:value-type="float" office:value="0.111528578651" calcext:value-type="float">
            <text:p>0.111528578651</text:p>
          </table:table-cell>
          <table:table-cell office:value-type="float" office:value="0.090089403882" calcext:value-type="float">
            <text:p>0.090089403882</text:p>
          </table:table-cell>
          <table:table-cell office:value-type="float" office:value="0.073274659111" calcext:value-type="float">
            <text:p>0.073274659111</text:p>
          </table:table-cell>
        </table:table-row>
        <table:table-row table:style-name="ro1">
          <table:table-cell table:number-columns-repeated="2" office:value-type="float" office:value="0.32" calcext:value-type="float">
            <text:p>0.32</text:p>
          </table:table-cell>
          <table:table-cell office:value-type="float" office:value="0.241664" calcext:value-type="float">
            <text:p>0.241664</text:p>
          </table:table-cell>
          <table:table-cell office:value-type="float" office:value="0.1905262592" calcext:value-type="float">
            <text:p>0.1905262592</text:p>
          </table:table-cell>
          <table:table-cell office:value-type="float" office:value="0.153434351206" calcext:value-type="float">
            <text:p>0.153434351206</text:p>
          </table:table-cell>
          <table:table-cell office:value-type="float" office:value="0.125185154078" calcext:value-type="float">
            <text:p>0.125185154078</text:p>
          </table:table-cell>
          <table:table-cell office:value-type="float" office:value="0.103055863016" calcext:value-type="float">
            <text:p>0.103055863016</text:p>
          </table:table-cell>
          <table:table-cell office:value-type="float" office:value="0.085399639321" calcext:value-type="float">
            <text:p>0.085399639321</text:p>
          </table:table-cell>
        </table:table-row>
        <table:table-row table:style-name="ro1">
          <table:table-cell table:number-columns-repeated="2" office:value-type="float" office:value="0.33" calcext:value-type="float">
            <text:p>0.33</text:p>
          </table:table-cell>
          <table:table-cell office:value-type="float" office:value="0.254826" calcext:value-type="float">
            <text:p>0.254826</text:p>
          </table:table-cell>
          <table:table-cell office:value-type="float" office:value="0.2049630858" calcext:value-type="float">
            <text:p>0.2049630858</text:p>
          </table:table-cell>
          <table:table-cell office:value-type="float" office:value="0.168214118035" calcext:value-type="float">
            <text:p>0.168214118035</text:p>
          </table:table-cell>
          <table:table-cell office:value-type="float" office:value="0.139775929329" calcext:value-type="float">
            <text:p>0.139775929329</text:p>
          </table:table-cell>
          <table:table-cell office:value-type="float" office:value="0.117140268648" calcext:value-type="float">
            <text:p>0.117140268648</text:p>
          </table:table-cell>
          <table:table-cell office:value-type="float" office:value="0.098789538533" calcext:value-type="float">
            <text:p>0.098789538533</text:p>
          </table:table-cell>
        </table:table-row>
        <table:table-row table:style-name="ro1">
          <table:table-cell table:number-columns-repeated="2" office:value-type="float" office:value="0.34" calcext:value-type="float">
            <text:p>0.34</text:p>
          </table:table-cell>
          <table:table-cell office:value-type="float" office:value="0.268192" calcext:value-type="float">
            <text:p>0.268192</text:p>
          </table:table-cell>
          <table:table-cell office:value-type="float" office:value="0.2198508544" calcext:value-type="float">
            <text:p>0.2198508544</text:p>
          </table:table-cell>
          <table:table-cell office:value-type="float" office:value="0.183691677491" calcext:value-type="float">
            <text:p>0.183691677491</text:p>
          </table:table-cell>
          <table:table-cell office:value-type="float" office:value="0.155292259947" calcext:value-type="float">
            <text:p>0.155292259947</text:p>
          </table:table-cell>
          <table:table-cell office:value-type="float" office:value="0.132350074478" calcext:value-type="float">
            <text:p>0.132350074478</text:p>
          </table:table-cell>
          <table:table-cell office:value-type="float" office:value="0.113473244274" calcext:value-type="float">
            <text:p>0.113473244274</text:p>
          </table:table-cell>
        </table:table-row>
        <table:table-row table:style-name="ro1">
          <table:table-cell table:number-columns-repeated="2" office:value-type="float" office:value="0.35" calcext:value-type="float">
            <text:p>0.35</text:p>
          </table:table-cell>
          <table:table-cell office:value-type="float" office:value="0.28175" calcext:value-type="float">
            <text:p>0.28175</text:p>
          </table:table-cell>
          <table:table-cell office:value-type="float" office:value="0.235169375" calcext:value-type="float">
            <text:p>0.235169375</text:p>
          </table:table-cell>
          <table:table-cell office:value-type="float" office:value="0.199845734375" calcext:value-type="float">
            <text:p>0.199845734375</text:p>
          </table:table-cell>
          <table:table-cell office:value-type="float" office:value="0.171719285527" calcext:value-type="float">
            <text:p>0.171719285527</text:p>
          </table:table-cell>
          <table:table-cell office:value-type="float" office:value="0.148683723921" calcext:value-type="float">
            <text:p>0.148683723921</text:p>
          </table:table-cell>
          <table:table-cell office:value-type="float" office:value="0.129468226281" calcext:value-type="float">
            <text:p>0.129468226281</text:p>
          </table:table-cell>
        </table:table-row>
        <table:table-row table:style-name="ro1">
          <table:table-cell table:number-columns-repeated="2" office:value-type="float" office:value="0.36" calcext:value-type="float">
            <text:p>0.36</text:p>
          </table:table-cell>
          <table:table-cell office:value-type="float" office:value="0.295488" calcext:value-type="float">
            <text:p>0.295488</text:p>
          </table:table-cell>
          <table:table-cell office:value-type="float" office:value="0.2508973056" calcext:value-type="float">
            <text:p>0.2508973056</text:p>
          </table:table-cell>
          <table:table-cell office:value-type="float" office:value="0.216651652301" calcext:value-type="float">
            <text:p>0.216651652301</text:p>
          </table:table-cell>
          <table:table-cell office:value-type="float" office:value="0.18903595748" calcext:value-type="float">
            <text:p>0.18903595748</text:p>
          </table:table-cell>
          <table:table-cell office:value-type="float" office:value="0.166130395568" calcext:value-type="float">
            <text:p>0.166130395568</text:p>
          </table:table-cell>
          <table:table-cell office:value-type="float" office:value="0.146779776865" calcext:value-type="float">
            <text:p>0.146779776865</text:p>
          </table:table-cell>
        </table:table-row>
        <table:table-row table:style-name="ro1">
          <table:table-cell table:number-columns-repeated="2" office:value-type="float" office:value="0.37" calcext:value-type="float">
            <text:p>0.37</text:p>
          </table:table-cell>
          <table:table-cell office:value-type="float" office:value="0.309394" calcext:value-type="float">
            <text:p>0.309394</text:p>
          </table:table-cell>
          <table:table-cell office:value-type="float" office:value="0.2670122242" calcext:value-type="float">
            <text:p>0.2670122242</text:p>
          </table:table-cell>
          <table:table-cell office:value-type="float" office:value="0.234081584403" calcext:value-type="float">
            <text:p>0.234081584403</text:p>
          </table:table-cell>
          <table:table-cell office:value-type="float" office:value="0.207215121925" calcext:value-type="float">
            <text:p>0.207215121925</text:p>
          </table:table-cell>
          <table:table-cell office:value-type="float" office:value="0.184669861272" calcext:value-type="float">
            <text:p>0.184669861272</text:p>
          </table:table-cell>
          <table:table-cell office:value-type="float" office:value="0.165400426992" calcext:value-type="float">
            <text:p>0.165400426992</text:p>
          </table:table-cell>
        </table:table-row>
        <table:table-row table:style-name="ro1">
          <table:table-cell table:number-columns-repeated="2" office:value-type="float" office:value="0.38" calcext:value-type="float">
            <text:p>0.38</text:p>
          </table:table-cell>
          <table:table-cell office:value-type="float" office:value="0.323456" calcext:value-type="float">
            <text:p>0.323456</text:p>
          </table:table-cell>
          <table:table-cell office:value-type="float" office:value="0.2834907008" calcext:value-type="float">
            <text:p>0.2834907008</text:p>
          </table:table-cell>
          <table:table-cell office:value-type="float" office:value="0.252104619162" calcext:value-type="float">
            <text:p>0.252104619162</text:p>
          </table:table-cell>
          <table:table-cell office:value-type="float" office:value="0.226223656243" calcext:value-type="float">
            <text:p>0.226223656243</text:p>
          </table:table-cell>
          <table:table-cell office:value-type="float" office:value="0.204272458733" calcext:value-type="float">
            <text:p>0.204272458733</text:p>
          </table:table-cell>
          <table:table-cell office:value-type="float" office:value="0.185309550911" calcext:value-type="float">
            <text:p>0.185309550911</text:p>
          </table:table-cell>
        </table:table-row>
        <table:table-row table:style-name="ro1">
          <table:table-cell table:number-columns-repeated="2" office:value-type="float" office:value="0.39" calcext:value-type="float">
            <text:p>0.39</text:p>
          </table:table-cell>
          <table:table-cell office:value-type="float" office:value="0.337662" calcext:value-type="float">
            <text:p>0.337662</text:p>
          </table:table-cell>
          <table:table-cell office:value-type="float" office:value="0.3003083694" calcext:value-type="float">
            <text:p>0.3003083694</text:p>
          </table:table-cell>
          <table:table-cell office:value-type="float" office:value="0.270686940334" calcext:value-type="float">
            <text:p>0.270686940334</text:p>
          </table:table-cell>
          <table:table-cell office:value-type="float" office:value="0.246022657423" calcext:value-type="float">
            <text:p>0.246022657423</text:p>
          </table:table-cell>
          <table:table-cell office:value-type="float" office:value="0.224899178966" calcext:value-type="float">
            <text:p>0.224899178966</text:p>
          </table:table-cell>
          <table:table-cell office:value-type="float" office:value="0.206473168708" calcext:value-type="float">
            <text:p>0.206473168708</text:p>
          </table:table-cell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  <table:table-cell office:value-type="float" office:value="0.352" calcext:value-type="float">
            <text:p>0.352</text:p>
          </table:table-cell>
          <table:table-cell office:value-type="float" office:value="0.31744" calcext:value-type="float">
            <text:p>0.31744</text:p>
          </table:table-cell>
          <table:table-cell office:value-type="float" office:value="0.289792" calcext:value-type="float">
            <text:p>0.289792</text:p>
          </table:table-cell>
          <table:table-cell office:value-type="float" office:value="0.26656768" calcext:value-type="float">
            <text:p>0.26656768</text:p>
          </table:table-cell>
          <table:table-cell office:value-type="float" office:value="0.24650186752" calcext:value-type="float">
            <text:p>0.24650186752</text:p>
          </table:table-cell>
          <table:table-cell office:value-type="float" office:value="0.228843952538" calcext:value-type="float">
            <text:p>0.228843952538</text:p>
          </table:table-cell>
        </table:table-row>
        <table:table-row table:style-name="ro1">
          <table:table-cell table:number-columns-repeated="2" office:value-type="float" office:value="0.41" calcext:value-type="float">
            <text:p>0.41</text:p>
          </table:table-cell>
          <table:table-cell office:value-type="float" office:value="0.366458" calcext:value-type="float">
            <text:p>0.366458</text:p>
          </table:table-cell>
          <table:table-cell office:value-type="float" office:value="0.3348595706" calcext:value-type="float">
            <text:p>0.3348595706</text:p>
          </table:table-cell>
          <table:table-cell office:value-type="float" office:value="0.309380703694" calcext:value-type="float">
            <text:p>0.309380703694</text:p>
          </table:table-cell>
          <table:table-cell office:value-type="float" office:value="0.287809021028" calcext:value-type="float">
            <text:p>0.287809021028</text:p>
          </table:table-cell>
          <table:table-cell office:value-type="float" office:value="0.269023536895" calcext:value-type="float">
            <text:p>0.269023536895</text:p>
          </table:table-cell>
          <table:table-cell office:value-type="float" office:value="0.252361438652" calcext:value-type="float">
            <text:p>0.252361438652</text:p>
          </table:table-cell>
        </table:table-row>
        <table:table-row table:style-name="ro1">
          <table:table-cell table:number-columns-repeated="2" office:value-type="float" office:value="0.42" calcext:value-type="float">
            <text:p>0.42</text:p>
          </table:table-cell>
          <table:table-cell office:value-type="float" office:value="0.381024" calcext:value-type="float">
            <text:p>0.381024</text:p>
          </table:table-cell>
          <table:table-cell office:value-type="float" office:value="0.3525403392" calcext:value-type="float">
            <text:p>0.3525403392</text:p>
          </table:table-cell>
          <table:table-cell office:value-type="float" office:value="0.32941160663" calcext:value-type="float">
            <text:p>0.32941160663</text:p>
          </table:table-cell>
          <table:table-cell office:value-type="float" office:value="0.309692049242" calcext:value-type="float">
            <text:p>0.309692049242</text:p>
          </table:table-cell>
          <table:table-cell office:value-type="float" office:value="0.292398786194" calcext:value-type="float">
            <text:p>0.292398786194</text:p>
          </table:table-cell>
          <table:table-cell office:value-type="float" office:value="0.27695244364" calcext:value-type="float">
            <text:p>0.27695244364</text:p>
          </table:table-cell>
        </table:table-row>
        <table:table-row table:style-name="ro1">
          <table:table-cell table:number-columns-repeated="2" office:value-type="float" office:value="0.43" calcext:value-type="float">
            <text:p>0.43</text:p>
          </table:table-cell>
          <table:table-cell office:value-type="float" office:value="0.395686" calcext:value-type="float">
            <text:p>0.395686</text:p>
          </table:table-cell>
          <table:table-cell office:value-type="float" office:value="0.3704549158" calcext:value-type="float">
            <text:p>0.3704549158</text:p>
          </table:table-cell>
          <table:table-cell office:value-type="float" office:value="0.349841120009" calcext:value-type="float">
            <text:p>0.349841120009</text:p>
          </table:table-cell>
          <table:table-cell office:value-type="float" office:value="0.332157575289" calcext:value-type="float">
            <text:p>0.332157575289</text:p>
          </table:table-cell>
          <table:table-cell office:value-type="float" office:value="0.31655432277" calcext:value-type="float">
            <text:p>0.31655432277</text:p>
          </table:table-cell>
          <table:table-cell office:value-type="float" office:value="0.302531679731" calcext:value-type="float">
            <text:p>0.302531679731</text:p>
          </table:table-cell>
        </table:table-row>
        <table:table-row table:style-name="ro1">
          <table:table-cell table:number-columns-repeated="2" office:value-type="float" office:value="0.44" calcext:value-type="float">
            <text:p>0.44</text:p>
          </table:table-cell>
          <table:table-cell office:value-type="float" office:value="0.410432" calcext:value-type="float">
            <text:p>0.410432</text:p>
          </table:table-cell>
          <table:table-cell office:value-type="float" office:value="0.3885753344" calcext:value-type="float">
            <text:p>0.3885753344</text:p>
          </table:table-cell>
          <table:table-cell office:value-type="float" office:value="0.370623726387" calcext:value-type="float">
            <text:p>0.370623726387</text:p>
          </table:table-cell>
          <table:table-cell office:value-type="float" office:value="0.355142259637" calcext:value-type="float">
            <text:p>0.355142259637</text:p>
          </table:table-cell>
          <table:table-cell office:value-type="float" office:value="0.341409579371" calcext:value-type="float">
            <text:p>0.341409579371</text:p>
          </table:table-cell>
          <table:table-cell office:value-type="float" office:value="0.329002560506" calcext:value-type="float">
            <text:p>0.329002560506</text:p>
          </table:table-cell>
        </table:table-row>
        <table:table-row table:style-name="ro1">
          <table:table-cell table:number-columns-repeated="2" office:value-type="float" office:value="0.45" calcext:value-type="float">
            <text:p>0.45</text:p>
          </table:table-cell>
          <table:table-cell office:value-type="float" office:value="0.42525" calcext:value-type="float">
            <text:p>0.42525</text:p>
          </table:table-cell>
          <table:table-cell office:value-type="float" office:value="0.406873125" calcext:value-type="float">
            <text:p>0.406873125</text:p>
          </table:table-cell>
          <table:table-cell office:value-type="float" office:value="0.391712203125" calcext:value-type="float">
            <text:p>0.391712203125</text:p>
          </table:table-cell>
          <table:table-cell office:value-type="float" office:value="0.378579054551" calcext:value-type="float">
            <text:p>0.378579054551</text:p>
          </table:table-cell>
          <table:table-cell office:value-type="float" office:value="0.366877419171" calcext:value-type="float">
            <text:p>0.366877419171</text:p>
          </table:table-cell>
          <table:table-cell office:value-type="float" office:value="0.356258185064" calcext:value-type="float">
            <text:p>0.356258185064</text:p>
          </table:table-cell>
        </table:table-row>
        <table:table-row table:style-name="ro1">
          <table:table-cell table:number-columns-repeated="2" office:value-type="float" office:value="0.46" calcext:value-type="float">
            <text:p>0.46</text:p>
          </table:table-cell>
          <table:table-cell office:value-type="float" office:value="0.440128" calcext:value-type="float">
            <text:p>0.440128</text:p>
          </table:table-cell>
          <table:table-cell office:value-type="float" office:value="0.4253193856" calcext:value-type="float">
            <text:p>0.4253193856</text:p>
          </table:table-cell>
          <table:table-cell office:value-type="float" office:value="0.413057852877" calcext:value-type="float">
            <text:p>0.413057852877</text:p>
          </table:table-cell>
          <table:table-cell office:value-type="float" office:value="0.402397676327" calcext:value-type="float">
            <text:p>0.402397676327</text:p>
          </table:table-cell>
          <table:table-cell office:value-type="float" office:value="0.39286492005" calcext:value-type="float">
            <text:p>0.39286492005</text:p>
          </table:table-cell>
          <table:table-cell office:value-type="float" office:value="0.384182485632" calcext:value-type="float">
            <text:p>0.384182485632</text:p>
          </table:table-cell>
        </table:table-row>
        <table:table-row table:style-name="ro1">
          <table:table-cell table:number-columns-repeated="2" office:value-type="float" office:value="0.47" calcext:value-type="float">
            <text:p>0.47</text:p>
          </table:table-cell>
          <table:table-cell office:value-type="float" office:value="0.455054" calcext:value-type="float">
            <text:p>0.455054</text:p>
          </table:table-cell>
          <table:table-cell office:value-type="float" office:value="0.4438848542" calcext:value-type="float">
            <text:p>0.4438848542</text:p>
          </table:table-cell>
          <table:table-cell office:value-type="float" office:value="0.434610740137" calcext:value-type="float">
            <text:p>0.434610740137</text:p>
          </table:table-cell>
          <table:table-cell office:value-type="float" office:value="0.426525103792" calcext:value-type="float">
            <text:p>0.426525103792</text:p>
          </table:table-cell>
          <table:table-cell office:value-type="float" office:value="0.419274228543" calcext:value-type="float">
            <text:p>0.419274228543</text:p>
          </table:table-cell>
          <table:table-cell office:value-type="float" office:value="0.412651520786" calcext:value-type="float">
            <text:p>0.412651520786</text:p>
          </table:table-cell>
        </table:table-row>
        <table:table-row table:style-name="ro1">
          <table:table-cell table:number-columns-repeated="2" office:value-type="float" office:value="0.48" calcext:value-type="float">
            <text:p>0.48</text:p>
          </table:table-cell>
          <table:table-cell office:value-type="float" office:value="0.470016" calcext:value-type="float">
            <text:p>0.470016</text:p>
          </table:table-cell>
          <table:table-cell office:value-type="float" office:value="0.4625399808" calcext:value-type="float">
            <text:p>0.4625399808</text:p>
          </table:table-cell>
          <table:table-cell office:value-type="float" office:value="0.456319932826" calcext:value-type="float">
            <text:p>0.456319932826</text:p>
          </table:table-cell>
          <table:table-cell office:value-type="float" office:value="0.450886098915" calcext:value-type="float">
            <text:p>0.450886098915</text:p>
          </table:table-cell>
          <table:table-cell office:value-type="float" office:value="0.446003473117" calcext:value-type="float">
            <text:p>0.446003473117</text:p>
          </table:table-cell>
          <table:table-cell office:value-type="float" office:value="0.441534893986" calcext:value-type="float">
            <text:p>0.441534893986</text:p>
          </table:table-cell>
        </table:table-row>
        <table:table-row table:style-name="ro1">
          <table:table-cell table:number-columns-repeated="2" office:value-type="float" office:value="0.49" calcext:value-type="float">
            <text:p>0.49</text:p>
          </table:table-cell>
          <table:table-cell office:value-type="float" office:value="0.485002" calcext:value-type="float">
            <text:p>0.485002</text:p>
          </table:table-cell>
          <table:table-cell office:value-type="float" office:value="0.4812549994" calcext:value-type="float">
            <text:p>0.4812549994</text:p>
          </table:table-cell>
          <table:table-cell office:value-type="float" office:value="0.4781337479" calcext:value-type="float">
            <text:p>0.4781337479</text:p>
          </table:table-cell>
          <table:table-cell office:value-type="float" office:value="0.475403745276" calcext:value-type="float">
            <text:p>0.475403745276</text:p>
          </table:table-cell>
          <table:table-cell office:value-type="float" office:value="0.472947725715" calcext:value-type="float">
            <text:p>0.472947725715</text:p>
          </table:table-cell>
          <table:table-cell office:value-type="float" office:value="0.470697274991" calcext:value-type="float">
            <text:p>0.470697274991</text:p>
          </table:table-cell>
        </table:table-row>
        <table:table-row table:style-name="ro1">
          <table:table-cell table:number-columns-repeated="8" office:value-type="float" office:value="0.5" calcext:value-type="float">
            <text:p>0.5</text:p>
          </table:table-cell>
        </table:table-row>
        <table:table-row table:style-name="ro1">
          <table:table-cell table:number-columns-repeated="2" office:value-type="float" office:value="0.51" calcext:value-type="float">
            <text:p>0.51</text:p>
          </table:table-cell>
          <table:table-cell office:value-type="float" office:value="0.514998" calcext:value-type="float">
            <text:p>0.514998</text:p>
          </table:table-cell>
          <table:table-cell office:value-type="float" office:value="0.5187450006" calcext:value-type="float">
            <text:p>0.5187450006</text:p>
          </table:table-cell>
          <table:table-cell office:value-type="float" office:value="0.5218662521" calcext:value-type="float">
            <text:p>0.5218662521</text:p>
          </table:table-cell>
          <table:table-cell office:value-type="float" office:value="0.524596254724" calcext:value-type="float">
            <text:p>0.524596254724</text:p>
          </table:table-cell>
          <table:table-cell office:value-type="float" office:value="0.527052274285" calcext:value-type="float">
            <text:p>0.527052274285</text:p>
          </table:table-cell>
          <table:table-cell office:value-type="float" office:value="0.529302725009" calcext:value-type="float">
            <text:p>0.529302725009</text:p>
          </table:table-cell>
        </table:table-row>
        <table:table-row table:style-name="ro1">
          <table:table-cell table:number-columns-repeated="2" office:value-type="float" office:value="0.52" calcext:value-type="float">
            <text:p>0.52</text:p>
          </table:table-cell>
          <table:table-cell office:value-type="float" office:value="0.529984" calcext:value-type="float">
            <text:p>0.529984</text:p>
          </table:table-cell>
          <table:table-cell office:value-type="float" office:value="0.5374600192" calcext:value-type="float">
            <text:p>0.5374600192</text:p>
          </table:table-cell>
          <table:table-cell office:value-type="float" office:value="0.543680067174" calcext:value-type="float">
            <text:p>0.543680067174</text:p>
          </table:table-cell>
          <table:table-cell office:value-type="float" office:value="0.549113901085" calcext:value-type="float">
            <text:p>0.549113901085</text:p>
          </table:table-cell>
          <table:table-cell office:value-type="float" office:value="0.553996526883" calcext:value-type="float">
            <text:p>0.553996526883</text:p>
          </table:table-cell>
          <table:table-cell office:value-type="float" office:value="0.558465106014" calcext:value-type="float">
            <text:p>0.558465106014</text:p>
          </table:table-cell>
        </table:table-row>
        <table:table-row table:style-name="ro1">
          <table:table-cell table:number-columns-repeated="2" office:value-type="float" office:value="0.53" calcext:value-type="float">
            <text:p>0.53</text:p>
          </table:table-cell>
          <table:table-cell office:value-type="float" office:value="0.544946" calcext:value-type="float">
            <text:p>0.544946</text:p>
          </table:table-cell>
          <table:table-cell office:value-type="float" office:value="0.5561151458" calcext:value-type="float">
            <text:p>0.5561151458</text:p>
          </table:table-cell>
          <table:table-cell office:value-type="float" office:value="0.565389259863" calcext:value-type="float">
            <text:p>0.565389259863</text:p>
          </table:table-cell>
          <table:table-cell office:value-type="float" office:value="0.573474896208" calcext:value-type="float">
            <text:p>0.573474896208</text:p>
          </table:table-cell>
          <table:table-cell office:value-type="float" office:value="0.580725771457" calcext:value-type="float">
            <text:p>0.580725771457</text:p>
          </table:table-cell>
          <table:table-cell office:value-type="float" office:value="0.587348479214" calcext:value-type="float">
            <text:p>0.587348479214</text:p>
          </table:table-cell>
        </table:table-row>
        <table:table-row table:style-name="ro1">
          <table:table-cell table:number-columns-repeated="2" office:value-type="float" office:value="0.54" calcext:value-type="float">
            <text:p>0.54</text:p>
          </table:table-cell>
          <table:table-cell office:value-type="float" office:value="0.559872" calcext:value-type="float">
            <text:p>0.559872</text:p>
          </table:table-cell>
          <table:table-cell office:value-type="float" office:value="0.5746806144" calcext:value-type="float">
            <text:p>0.5746806144</text:p>
          </table:table-cell>
          <table:table-cell office:value-type="float" office:value="0.586942147123" calcext:value-type="float">
            <text:p>0.586942147123</text:p>
          </table:table-cell>
          <table:table-cell office:value-type="float" office:value="0.597602323673" calcext:value-type="float">
            <text:p>0.597602323673</text:p>
          </table:table-cell>
          <table:table-cell office:value-type="float" office:value="0.60713507995" calcext:value-type="float">
            <text:p>0.60713507995</text:p>
          </table:table-cell>
          <table:table-cell office:value-type="float" office:value="0.615817514368" calcext:value-type="float">
            <text:p>0.615817514368</text:p>
          </table:table-cell>
        </table:table-row>
        <table:table-row table:style-name="ro1">
          <table:table-cell table:number-columns-repeated="2" office:value-type="float" office:value="0.55" calcext:value-type="float">
            <text:p>0.55</text:p>
          </table:table-cell>
          <table:table-cell office:value-type="float" office:value="0.57475" calcext:value-type="float">
            <text:p>0.57475</text:p>
          </table:table-cell>
          <table:table-cell office:value-type="float" office:value="0.593126875" calcext:value-type="float">
            <text:p>0.593126875</text:p>
          </table:table-cell>
          <table:table-cell office:value-type="float" office:value="0.608287796875" calcext:value-type="float">
            <text:p>0.608287796875</text:p>
          </table:table-cell>
          <table:table-cell office:value-type="float" office:value="0.621420945449" calcext:value-type="float">
            <text:p>0.621420945449</text:p>
          </table:table-cell>
          <table:table-cell office:value-type="float" office:value="0.633122580829" calcext:value-type="float">
            <text:p>0.633122580829</text:p>
          </table:table-cell>
          <table:table-cell office:value-type="float" office:value="0.643741814936" calcext:value-type="float">
            <text:p>0.643741814936</text:p>
          </table:table-cell>
        </table:table-row>
        <table:table-row table:style-name="ro1">
          <table:table-cell table:number-columns-repeated="2" office:value-type="float" office:value="0.56" calcext:value-type="float">
            <text:p>0.56</text:p>
          </table:table-cell>
          <table:table-cell office:value-type="float" office:value="0.589568" calcext:value-type="float">
            <text:p>0.589568</text:p>
          </table:table-cell>
          <table:table-cell office:value-type="float" office:value="0.6114246656" calcext:value-type="float">
            <text:p>0.6114246656</text:p>
          </table:table-cell>
          <table:table-cell office:value-type="float" office:value="0.629376273613" calcext:value-type="float">
            <text:p>0.629376273613</text:p>
          </table:table-cell>
          <table:table-cell office:value-type="float" office:value="0.644857740363" calcext:value-type="float">
            <text:p>0.644857740363</text:p>
          </table:table-cell>
          <table:table-cell office:value-type="float" office:value="0.658590420629" calcext:value-type="float">
            <text:p>0.658590420629</text:p>
          </table:table-cell>
          <table:table-cell office:value-type="float" office:value="0.670997439494" calcext:value-type="float">
            <text:p>0.670997439494</text:p>
          </table:table-cell>
        </table:table-row>
        <table:table-row table:style-name="ro1">
          <table:table-cell table:number-columns-repeated="2" office:value-type="float" office:value="0.57" calcext:value-type="float">
            <text:p>0.57</text:p>
          </table:table-cell>
          <table:table-cell office:value-type="float" office:value="0.604314" calcext:value-type="float">
            <text:p>0.604314</text:p>
          </table:table-cell>
          <table:table-cell office:value-type="float" office:value="0.6295450842" calcext:value-type="float">
            <text:p>0.6295450842</text:p>
          </table:table-cell>
          <table:table-cell office:value-type="float" office:value="0.650158879991" calcext:value-type="float">
            <text:p>0.650158879991</text:p>
          </table:table-cell>
          <table:table-cell office:value-type="float" office:value="0.667842424711" calcext:value-type="float">
            <text:p>0.667842424711</text:p>
          </table:table-cell>
          <table:table-cell office:value-type="float" office:value="0.68344567723" calcext:value-type="float">
            <text:p>0.68344567723</text:p>
          </table:table-cell>
          <table:table-cell office:value-type="float" office:value="0.697468320269" calcext:value-type="float">
            <text:p>0.697468320269</text:p>
          </table:table-cell>
        </table:table-row>
        <table:table-row table:style-name="ro1">
          <table:table-cell table:number-columns-repeated="2" office:value-type="float" office:value="0.58" calcext:value-type="float">
            <text:p>0.58</text:p>
          </table:table-cell>
          <table:table-cell office:value-type="float" office:value="0.618976" calcext:value-type="float">
            <text:p>0.618976</text:p>
          </table:table-cell>
          <table:table-cell office:value-type="float" office:value="0.6474596608" calcext:value-type="float">
            <text:p>0.6474596608</text:p>
          </table:table-cell>
          <table:table-cell office:value-type="float" office:value="0.67058839337" calcext:value-type="float">
            <text:p>0.67058839337</text:p>
          </table:table-cell>
          <table:table-cell office:value-type="float" office:value="0.690307950758" calcext:value-type="float">
            <text:p>0.690307950758</text:p>
          </table:table-cell>
          <table:table-cell office:value-type="float" office:value="0.707601213806" calcext:value-type="float">
            <text:p>0.707601213806</text:p>
          </table:table-cell>
          <table:table-cell office:value-type="float" office:value="0.72304755636" calcext:value-type="float">
            <text:p>0.72304755636</text:p>
          </table:table-cell>
        </table:table-row>
        <table:table-row table:style-name="ro1">
          <table:table-cell table:number-columns-repeated="2" office:value-type="float" office:value="0.59" calcext:value-type="float">
            <text:p>0.59</text:p>
          </table:table-cell>
          <table:table-cell office:value-type="float" office:value="0.633542" calcext:value-type="float">
            <text:p>0.633542</text:p>
          </table:table-cell>
          <table:table-cell office:value-type="float" office:value="0.6651404294" calcext:value-type="float">
            <text:p>0.6651404294</text:p>
          </table:table-cell>
          <table:table-cell office:value-type="float" office:value="0.690619296306" calcext:value-type="float">
            <text:p>0.690619296306</text:p>
          </table:table-cell>
          <table:table-cell office:value-type="float" office:value="0.712190978972" calcext:value-type="float">
            <text:p>0.712190978972</text:p>
          </table:table-cell>
          <table:table-cell office:value-type="float" office:value="0.730976463105" calcext:value-type="float">
            <text:p>0.730976463105</text:p>
          </table:table-cell>
          <table:table-cell office:value-type="float" office:value="0.747638561348" calcext:value-type="float">
            <text:p>0.747638561348</text:p>
          </table:table-cell>
        </table:table-row>
        <table:table-row table:style-name="ro1">
          <table:table-cell table:number-columns-repeated="2" office:value-type="float" office:value="0.6" calcext:value-type="float">
            <text:p>0.6</text:p>
          </table:table-cell>
          <table:table-cell office:value-type="float" office:value="0.648" calcext:value-type="float">
            <text:p>0.648</text:p>
          </table:table-cell>
          <table:table-cell office:value-type="float" office:value="0.68256" calcext:value-type="float">
            <text:p>0.68256</text:p>
          </table:table-cell>
          <table:table-cell office:value-type="float" office:value="0.710208" calcext:value-type="float">
            <text:p>0.710208</text:p>
          </table:table-cell>
          <table:table-cell office:value-type="float" office:value="0.73343232" calcext:value-type="float">
            <text:p>0.73343232</text:p>
          </table:table-cell>
          <table:table-cell office:value-type="float" office:value="0.75349813248" calcext:value-type="float">
            <text:p>0.75349813248</text:p>
          </table:table-cell>
          <table:table-cell office:value-type="float" office:value="0.771156047462" calcext:value-type="float">
            <text:p>0.771156047462</text:p>
          </table:table-cell>
        </table:table-row>
        <table:table-row table:style-name="ro1">
          <table:table-cell table:number-columns-repeated="2" office:value-type="float" office:value="0.61" calcext:value-type="float">
            <text:p>0.61</text:p>
          </table:table-cell>
          <table:table-cell office:value-type="float" office:value="0.662338" calcext:value-type="float">
            <text:p>0.662338</text:p>
          </table:table-cell>
          <table:table-cell office:value-type="float" office:value="0.6996916306" calcext:value-type="float">
            <text:p>0.6996916306</text:p>
          </table:table-cell>
          <table:table-cell office:value-type="float" office:value="0.729313059666" calcext:value-type="float">
            <text:p>0.729313059666</text:p>
          </table:table-cell>
          <table:table-cell office:value-type="float" office:value="0.753977342577" calcext:value-type="float">
            <text:p>0.753977342577</text:p>
          </table:table-cell>
          <table:table-cell office:value-type="float" office:value="0.775100821034" calcext:value-type="float">
            <text:p>0.775100821034</text:p>
          </table:table-cell>
          <table:table-cell office:value-type="float" office:value="0.793526831292" calcext:value-type="float">
            <text:p>0.793526831292</text:p>
          </table:table-cell>
        </table:table-row>
        <table:table-row table:style-name="ro1">
          <table:table-cell table:number-columns-repeated="2" office:value-type="float" office:value="0.62" calcext:value-type="float">
            <text:p>0.62</text:p>
          </table:table-cell>
          <table:table-cell office:value-type="float" office:value="0.676544" calcext:value-type="float">
            <text:p>0.676544</text:p>
          </table:table-cell>
          <table:table-cell office:value-type="float" office:value="0.7165092992" calcext:value-type="float">
            <text:p>0.7165092992</text:p>
          </table:table-cell>
          <table:table-cell office:value-type="float" office:value="0.747895380838" calcext:value-type="float">
            <text:p>0.747895380838</text:p>
          </table:table-cell>
          <table:table-cell office:value-type="float" office:value="0.773776343757" calcext:value-type="float">
            <text:p>0.773776343757</text:p>
          </table:table-cell>
          <table:table-cell office:value-type="float" office:value="0.795727541267" calcext:value-type="float">
            <text:p>0.795727541267</text:p>
          </table:table-cell>
          <table:table-cell office:value-type="float" office:value="0.814690449089" calcext:value-type="float">
            <text:p>0.814690449089</text:p>
          </table:table-cell>
        </table:table-row>
        <table:table-row table:style-name="ro1">
          <table:table-cell table:number-columns-repeated="2" office:value-type="float" office:value="0.63" calcext:value-type="float">
            <text:p>0.63</text:p>
          </table:table-cell>
          <table:table-cell office:value-type="float" office:value="0.690606" calcext:value-type="float">
            <text:p>0.690606</text:p>
          </table:table-cell>
          <table:table-cell office:value-type="float" office:value="0.7329877758" calcext:value-type="float">
            <text:p>0.7329877758</text:p>
          </table:table-cell>
          <table:table-cell office:value-type="float" office:value="0.765918415597" calcext:value-type="float">
            <text:p>0.765918415597</text:p>
          </table:table-cell>
          <table:table-cell office:value-type="float" office:value="0.792784878075" calcext:value-type="float">
            <text:p>0.792784878075</text:p>
          </table:table-cell>
          <table:table-cell office:value-type="float" office:value="0.815330138728" calcext:value-type="float">
            <text:p>0.815330138728</text:p>
          </table:table-cell>
          <table:table-cell office:value-type="float" office:value="0.834599573008" calcext:value-type="float">
            <text:p>0.834599573008</text:p>
          </table:table-cell>
        </table:table-row>
        <table:table-row table:style-name="ro1">
          <table:table-cell table:number-columns-repeated="2" office:value-type="float" office:value="0.64" calcext:value-type="float">
            <text:p>0.64</text:p>
          </table:table-cell>
          <table:table-cell office:value-type="float" office:value="0.704512" calcext:value-type="float">
            <text:p>0.704512</text:p>
          </table:table-cell>
          <table:table-cell office:value-type="float" office:value="0.7491026944" calcext:value-type="float">
            <text:p>0.7491026944</text:p>
          </table:table-cell>
          <table:table-cell office:value-type="float" office:value="0.783348347699" calcext:value-type="float">
            <text:p>0.783348347699</text:p>
          </table:table-cell>
          <table:table-cell office:value-type="float" office:value="0.81096404252" calcext:value-type="float">
            <text:p>0.81096404252</text:p>
          </table:table-cell>
          <table:table-cell office:value-type="float" office:value="0.833869604432" calcext:value-type="float">
            <text:p>0.833869604432</text:p>
          </table:table-cell>
          <table:table-cell office:value-type="float" office:value="0.853220223135" calcext:value-type="float">
            <text:p>0.853220223135</text:p>
          </table:table-cell>
        </table:table-row>
        <table:table-row table:style-name="ro1">
          <table:table-cell table:number-columns-repeated="2" office:value-type="float" office:value="0.65" calcext:value-type="float">
            <text:p>0.65</text:p>
          </table:table-cell>
          <table:table-cell office:value-type="float" office:value="0.71825" calcext:value-type="float">
            <text:p>0.71825</text:p>
          </table:table-cell>
          <table:table-cell office:value-type="float" office:value="0.764830625" calcext:value-type="float">
            <text:p>0.764830625</text:p>
          </table:table-cell>
          <table:table-cell office:value-type="float" office:value="0.800154265625" calcext:value-type="float">
            <text:p>0.800154265625</text:p>
          </table:table-cell>
          <table:table-cell office:value-type="float" office:value="0.828280714473" calcext:value-type="float">
            <text:p>0.828280714473</text:p>
          </table:table-cell>
          <table:table-cell office:value-type="float" office:value="0.851316276079" calcext:value-type="float">
            <text:p>0.851316276079</text:p>
          </table:table-cell>
          <table:table-cell office:value-type="float" office:value="0.870531773719" calcext:value-type="float">
            <text:p>0.870531773719</text:p>
          </table:table-cell>
        </table:table-row>
        <table:table-row table:style-name="ro1">
          <table:table-cell table:number-columns-repeated="2" office:value-type="float" office:value="0.66" calcext:value-type="float">
            <text:p>0.66</text:p>
          </table:table-cell>
          <table:table-cell office:value-type="float" office:value="0.731808" calcext:value-type="float">
            <text:p>0.731808</text:p>
          </table:table-cell>
          <table:table-cell office:value-type="float" office:value="0.7801491456" calcext:value-type="float">
            <text:p>0.7801491456</text:p>
          </table:table-cell>
          <table:table-cell office:value-type="float" office:value="0.816308322509" calcext:value-type="float">
            <text:p>0.816308322509</text:p>
          </table:table-cell>
          <table:table-cell office:value-type="float" office:value="0.844707740053" calcext:value-type="float">
            <text:p>0.844707740053</text:p>
          </table:table-cell>
          <table:table-cell office:value-type="float" office:value="0.867649925522" calcext:value-type="float">
            <text:p>0.867649925522</text:p>
          </table:table-cell>
          <table:table-cell office:value-type="float" office:value="0.886526755726" calcext:value-type="float">
            <text:p>0.886526755726</text:p>
          </table:table-cell>
        </table:table-row>
        <table:table-row table:style-name="ro1">
          <table:table-cell table:number-columns-repeated="2" office:value-type="float" office:value="0.67" calcext:value-type="float">
            <text:p>0.67</text:p>
          </table:table-cell>
          <table:table-cell office:value-type="float" office:value="0.745174" calcext:value-type="float">
            <text:p>0.745174</text:p>
          </table:table-cell>
          <table:table-cell office:value-type="float" office:value="0.7950369142" calcext:value-type="float">
            <text:p>0.7950369142</text:p>
          </table:table-cell>
          <table:table-cell office:value-type="float" office:value="0.831785881965" calcext:value-type="float">
            <text:p>0.831785881965</text:p>
          </table:table-cell>
          <table:table-cell office:value-type="float" office:value="0.860224070671" calcext:value-type="float">
            <text:p>0.860224070671</text:p>
          </table:table-cell>
          <table:table-cell office:value-type="float" office:value="0.882859731352" calcext:value-type="float">
            <text:p>0.882859731352</text:p>
          </table:table-cell>
          <table:table-cell office:value-type="float" office:value="0.901210461467" calcext:value-type="float">
            <text:p>0.901210461467</text:p>
          </table:table-cell>
        </table:table-row>
        <table:table-row table:style-name="ro1">
          <table:table-cell table:number-columns-repeated="2" office:value-type="float" office:value="0.68" calcext:value-type="float">
            <text:p>0.68</text:p>
          </table:table-cell>
          <table:table-cell office:value-type="float" office:value="0.758336" calcext:value-type="float">
            <text:p>0.758336</text:p>
          </table:table-cell>
          <table:table-cell office:value-type="float" office:value="0.8094737408" calcext:value-type="float">
            <text:p>0.8094737408</text:p>
          </table:table-cell>
          <table:table-cell office:value-type="float" office:value="0.846565648794" calcext:value-type="float">
            <text:p>0.846565648794</text:p>
          </table:table-cell>
          <table:table-cell office:value-type="float" office:value="0.874814845922" calcext:value-type="float">
            <text:p>0.874814845922</text:p>
          </table:table-cell>
          <table:table-cell office:value-type="float" office:value="0.896944136984" calcext:value-type="float">
            <text:p>0.896944136984</text:p>
          </table:table-cell>
          <table:table-cell office:value-type="float" office:value="0.914600360679" calcext:value-type="float">
            <text:p>0.914600360679</text:p>
          </table:table-cell>
        </table:table-row>
        <table:table-row table:style-name="ro1">
          <table:table-cell table:number-columns-repeated="2" office:value-type="float" office:value="0.69" calcext:value-type="float">
            <text:p>0.69</text:p>
          </table:table-cell>
          <table:table-cell office:value-type="float" office:value="0.771282" calcext:value-type="float">
            <text:p>0.771282</text:p>
          </table:table-cell>
          <table:table-cell office:value-type="float" office:value="0.8234406594" calcext:value-type="float">
            <text:p>0.8234406594</text:p>
          </table:table-cell>
          <table:table-cell office:value-type="float" office:value="0.860629783552" calcext:value-type="float">
            <text:p>0.860629783552</text:p>
          </table:table-cell>
          <table:table-cell office:value-type="float" office:value="0.888471421349" calcext:value-type="float">
            <text:p>0.888471421349</text:p>
          </table:table-cell>
          <table:table-cell office:value-type="float" office:value="0.909910596118" calcext:value-type="float">
            <text:p>0.909910596118</text:p>
          </table:table-cell>
          <table:table-cell office:value-type="float" office:value="0.926725340889" calcext:value-type="float">
            <text:p>0.926725340889</text:p>
          </table:table-cell>
        </table:table-row>
        <table:table-row table:style-name="ro1">
          <table:table-cell table:number-columns-repeated="2" office:value-type="float" office:value="0.7" calcext:value-type="float">
            <text:p>0.7</text:p>
          </table:table-cell>
          <table:table-cell office:value-type="float" office:value="0.784" calcext:value-type="float">
            <text:p>0.784</text:p>
          </table:table-cell>
          <table:table-cell office:value-type="float" office:value="0.83692" calcext:value-type="float">
            <text:p>0.83692</text:p>
          </table:table-cell>
          <table:table-cell office:value-type="float" office:value="0.873964" calcext:value-type="float">
            <text:p>0.873964</text:p>
          </table:table-cell>
          <table:table-cell office:value-type="float" office:value="0.90119134" calcext:value-type="float">
            <text:p>0.90119134</text:p>
          </table:table-cell>
          <table:table-cell office:value-type="float" office:value="0.92177520904" calcext:value-type="float">
            <text:p>0.92177520904</text:p>
          </table:table-cell>
          <table:table-cell office:value-type="float" office:value="0.937624788201" calcext:value-type="float">
            <text:p>0.937624788201</text:p>
          </table:table-cell>
        </table:table-row>
        <table:table-row table:style-name="ro1">
          <table:table-cell table:number-columns-repeated="2" office:value-type="float" office:value="0.71" calcext:value-type="float">
            <text:p>0.71</text:p>
          </table:table-cell>
          <table:table-cell office:value-type="float" office:value="0.796478" calcext:value-type="float">
            <text:p>0.796478</text:p>
          </table:table-cell>
          <table:table-cell office:value-type="float" office:value="0.8498954606" calcext:value-type="float">
            <text:p>0.8498954606</text:p>
          </table:table-cell>
          <table:table-cell office:value-type="float" office:value="0.886557644392" calcext:value-type="float">
            <text:p>0.886557644392</text:p>
          </table:table-cell>
          <table:table-cell office:value-type="float" office:value="0.912978247141" calcext:value-type="float">
            <text:p>0.912978247141</text:p>
          </table:table-cell>
          <table:table-cell office:value-type="float" office:value="0.932562254723" calcext:value-type="float">
            <text:p>0.932562254723</text:p>
          </table:table-cell>
          <table:table-cell office:value-type="float" office:value="0.947347527648" calcext:value-type="float">
            <text:p>0.947347527648</text:p>
          </table:table-cell>
        </table:table-row>
        <table:table-row table:style-name="ro1">
          <table:table-cell table:number-columns-repeated="2" office:value-type="float" office:value="0.72" calcext:value-type="float">
            <text:p>0.72</text:p>
          </table:table-cell>
          <table:table-cell office:value-type="float" office:value="0.808704" calcext:value-type="float">
            <text:p>0.808704</text:p>
          </table:table-cell>
          <table:table-cell office:value-type="float" office:value="0.8623521792" calcext:value-type="float">
            <text:p>0.8623521792</text:p>
          </table:table-cell>
          <table:table-cell office:value-type="float" office:value="0.898403755622" calcext:value-type="float">
            <text:p>0.898403755622</text:p>
          </table:table-cell>
          <table:table-cell office:value-type="float" office:value="0.923841747946" calcext:value-type="float">
            <text:p>0.923841747946</text:p>
          </table:table-cell>
          <table:table-cell office:value-type="float" office:value="0.942303625255" calcext:value-type="float">
            <text:p>0.942303625255</text:p>
          </table:table-cell>
          <table:table-cell office:value-type="float" office:value="0.955950644962" calcext:value-type="float">
            <text:p>0.955950644962</text:p>
          </table:table-cell>
        </table:table-row>
        <table:table-row table:style-name="ro1">
          <table:table-cell table:number-columns-repeated="2" office:value-type="float" office:value="0.73" calcext:value-type="float">
            <text:p>0.73</text:p>
          </table:table-cell>
          <table:table-cell office:value-type="float" office:value="0.820666" calcext:value-type="float">
            <text:p>0.820666</text:p>
          </table:table-cell>
          <table:table-cell office:value-type="float" office:value="0.8742768058" calcext:value-type="float">
            <text:p>0.8742768058</text:p>
          </table:table-cell>
          <table:table-cell office:value-type="float" office:value="0.909499105211" calcext:value-type="float">
            <text:p>0.909499105211</text:p>
          </table:table-cell>
          <table:table-cell office:value-type="float" office:value="0.933797208459" calcext:value-type="float">
            <text:p>0.933797208459</text:p>
          </table:table-cell>
          <table:table-cell office:value-type="float" office:value="0.9510381706" calcext:value-type="float">
            <text:p>0.9510381706</text:p>
          </table:table-cell>
          <table:table-cell office:value-type="float" office:value="0.963498213939" calcext:value-type="float">
            <text:p>0.963498213939</text:p>
          </table:table-cell>
        </table:table-row>
        <table:table-row table:style-name="ro1">
          <table:table-cell table:number-columns-repeated="2" office:value-type="float" office:value="0.74" calcext:value-type="float">
            <text:p>0.74</text:p>
          </table:table-cell>
          <table:table-cell office:value-type="float" office:value="0.832352" calcext:value-type="float">
            <text:p>0.832352</text:p>
          </table:table-cell>
          <table:table-cell office:value-type="float" office:value="0.8856575744" calcext:value-type="float">
            <text:p>0.8856575744</text:p>
          </table:table-cell>
          <table:table-cell office:value-type="float" office:value="0.919844216115" calcext:value-type="float">
            <text:p>0.919844216115</text:p>
          </table:table-cell>
          <table:table-cell office:value-type="float" office:value="0.942865500646" calcext:value-type="float">
            <text:p>0.942865500646</text:p>
          </table:table-cell>
          <table:table-cell office:value-type="float" office:value="0.958810963164" calcext:value-type="float">
            <text:p>0.958810963164</text:p>
          </table:table-cell>
          <table:table-cell office:value-type="float" office:value="0.970059955455" calcext:value-type="float">
            <text:p>0.970059955455</text:p>
          </table:table-cell>
        </table:table-row>
        <table:table-row table:style-name="ro1">
          <table:table-cell table:number-columns-repeated="2" office:value-type="float" office:value="0.75" calcext:value-type="float">
            <text:p>0.7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929443359375" calcext:value-type="float">
            <text:p>0.929443359375</text:p>
          </table:table-cell>
          <table:table-cell office:value-type="float" office:value="0.951072692871" calcext:value-type="float">
            <text:p>0.951072692871</text:p>
          </table:table-cell>
          <table:table-cell office:value-type="float" office:value="0.965672492981" calcext:value-type="float">
            <text:p>0.965672492981</text:p>
          </table:table-cell>
          <table:table-cell office:value-type="float" office:value="0.975709855556" calcext:value-type="float">
            <text:p>0.975709855556</text:p>
          </table:table-cell>
        </table:table-row>
        <table:table-row table:style-name="ro1">
          <table:table-cell table:number-columns-repeated="2" office:value-type="float" office:value="0.76" calcext:value-type="float">
            <text:p>0.76</text:p>
          </table:table-cell>
          <table:table-cell office:value-type="float" office:value="0.854848" calcext:value-type="float">
            <text:p>0.854848</text:p>
          </table:table-cell>
          <table:table-cell office:value-type="float" office:value="0.9067488256" calcext:value-type="float">
            <text:p>0.9067488256</text:p>
          </table:table-cell>
          <table:table-cell office:value-type="float" office:value="0.938304527565" calcext:value-type="float">
            <text:p>0.938304527565</text:p>
          </table:table-cell>
          <table:table-cell office:value-type="float" office:value="0.958449687699" calcext:value-type="float">
            <text:p>0.958449687699</text:p>
          </table:table-cell>
          <table:table-cell office:value-type="float" office:value="0.97167780565" calcext:value-type="float">
            <text:p>0.97167780565</text:p>
          </table:table-cell>
          <table:table-cell office:value-type="float" office:value="0.980524770935" calcext:value-type="float">
            <text:p>0.980524770935</text:p>
          </table:table-cell>
        </table:table-row>
        <table:table-row table:style-name="ro1">
          <table:table-cell table:number-columns-repeated="2" office:value-type="float" office:value="0.77" calcext:value-type="float">
            <text:p>0.77</text:p>
          </table:table-cell>
          <table:table-cell office:value-type="float" office:value="0.865634" calcext:value-type="float">
            <text:p>0.865634</text:p>
          </table:table-cell>
          <table:table-cell office:value-type="float" office:value="0.9164443442" calcext:value-type="float">
            <text:p>0.9164443442</text:p>
          </table:table-cell>
          <table:table-cell office:value-type="float" office:value="0.946439384059" calcext:value-type="float">
            <text:p>0.946439384059</text:p>
          </table:table-cell>
          <table:table-cell office:value-type="float" office:value="0.965031809516" calcext:value-type="float">
            <text:p>0.965031809516</text:p>
          </table:table-cell>
          <table:table-cell office:value-type="float" office:value="0.976885596291" calcext:value-type="float">
            <text:p>0.976885596291</text:p>
          </table:table-cell>
          <table:table-cell office:value-type="float" office:value="0.984583050296" calcext:value-type="float">
            <text:p>0.984583050296</text:p>
          </table:table-cell>
        </table:table-row>
        <table:table-row table:style-name="ro1">
          <table:table-cell table:number-columns-repeated="2" office:value-type="float" office:value="0.78" calcext:value-type="float">
            <text:p>0.78</text:p>
          </table:table-cell>
          <table:table-cell office:value-type="float" office:value="0.876096" calcext:value-type="float">
            <text:p>0.876096</text:p>
          </table:table-cell>
          <table:table-cell office:value-type="float" office:value="0.9255662208" calcext:value-type="float">
            <text:p>0.9255662208</text:p>
          </table:table-cell>
          <table:table-cell office:value-type="float" office:value="0.953863187098" calcext:value-type="float">
            <text:p>0.953863187098</text:p>
          </table:table-cell>
          <table:table-cell office:value-type="float" office:value="0.970858345056" calcext:value-type="float">
            <text:p>0.970858345056</text:p>
          </table:table-cell>
          <table:table-cell office:value-type="float" office:value="0.981357273836" calcext:value-type="float">
            <text:p>0.981357273836</text:p>
          </table:table-cell>
          <table:table-cell office:value-type="float" office:value="0.987963199825" calcext:value-type="float">
            <text:p>0.987963199825</text:p>
          </table:table-cell>
        </table:table-row>
        <table:table-row table:style-name="ro1">
          <table:table-cell table:number-columns-repeated="2" office:value-type="float" office:value="0.79" calcext:value-type="float">
            <text:p>0.79</text:p>
          </table:table-cell>
          <table:table-cell office:value-type="float" office:value="0.886222" calcext:value-type="float">
            <text:p>0.886222</text:p>
          </table:table-cell>
          <table:table-cell office:value-type="float" office:value="0.9341116894" calcext:value-type="float">
            <text:p>0.9341116894</text:p>
          </table:table-cell>
          <table:table-cell office:value-type="float" office:value="0.960594687638" calcext:value-type="float">
            <text:p>0.960594687638</text:p>
          </table:table-cell>
          <table:table-cell office:value-type="float" office:value="0.975972040565" calcext:value-type="float">
            <text:p>0.975972040565</text:p>
          </table:table-cell>
          <table:table-cell office:value-type="float" office:value="0.985156010827" calcext:value-type="float">
            <text:p>0.985156010827</text:p>
          </table:table-cell>
          <table:table-cell office:value-type="float" office:value="0.990742619938" calcext:value-type="float">
            <text:p>0.990742619938</text:p>
          </table:table-cell>
        </table:table-row>
        <table:table-row table:style-name="ro1">
          <table:table-cell table:number-columns-repeated="2" office:value-type="float" office:value="0.8" calcext:value-type="float">
            <text:p>0.8</text:p>
          </table:table-cell>
          <table:table-cell office:value-type="float" office:value="0.896" calcext:value-type="float">
            <text:p>0.896</text:p>
          </table:table-cell>
          <table:table-cell office:value-type="float" office:value="0.94208" calcext:value-type="float">
            <text:p>0.94208</text:p>
          </table:table-cell>
          <table:table-cell office:value-type="float" office:value="0.966656" calcext:value-type="float">
            <text:p>0.966656</text:p>
          </table:table-cell>
          <table:table-cell office:value-type="float" office:value="0.98041856" calcext:value-type="float">
            <text:p>0.98041856</text:p>
          </table:table-cell>
          <table:table-cell office:value-type="float" office:value="0.98834579456" calcext:value-type="float">
            <text:p>0.98834579456</text:p>
          </table:table-cell>
          <table:table-cell office:value-type="float" office:value="0.992996438835" calcext:value-type="float">
            <text:p>0.992996438835</text:p>
          </table:table-cell>
        </table:table-row>
        <table:table-row table:style-name="ro1">
          <table:table-cell table:number-columns-repeated="2" office:value-type="float" office:value="0.81" calcext:value-type="float">
            <text:p>0.81</text:p>
          </table:table-cell>
          <table:table-cell office:value-type="float" office:value="0.905418" calcext:value-type="float">
            <text:p>0.905418</text:p>
          </table:table-cell>
          <table:table-cell office:value-type="float" office:value="0.9494724906" calcext:value-type="float">
            <text:p>0.9494724906</text:p>
          </table:table-cell>
          <table:table-cell office:value-type="float" office:value="0.972072444278" calcext:value-type="float">
            <text:p>0.972072444278</text:p>
          </table:table-cell>
          <table:table-cell office:value-type="float" office:value="0.984245909326" calcext:value-type="float">
            <text:p>0.984245909326</text:p>
          </table:table-cell>
          <table:table-cell office:value-type="float" office:value="0.990990495902" calcext:value-type="float">
            <text:p>0.990990495902</text:p>
          </table:table-cell>
          <table:table-cell office:value-type="float" office:value="0.994796466106" calcext:value-type="float">
            <text:p>0.994796466106</text:p>
          </table:table-cell>
        </table:table-row>
        <table:table-row table:style-name="ro1">
          <table:table-cell table:number-columns-repeated="2" office:value-type="float" office:value="0.82" calcext:value-type="float">
            <text:p>0.82</text:p>
          </table:table-cell>
          <table:table-cell office:value-type="float" office:value="0.914464" calcext:value-type="float">
            <text:p>0.914464</text:p>
          </table:table-cell>
          <table:table-cell office:value-type="float" office:value="0.9562926592" calcext:value-type="float">
            <text:p>0.9562926592</text:p>
          </table:table-cell>
          <table:table-cell office:value-type="float" office:value="0.976872359526" calcext:value-type="float">
            <text:p>0.976872359526</text:p>
          </table:table-cell>
          <table:table-cell office:value-type="float" office:value="0.987503832715" calcext:value-type="float">
            <text:p>0.987503832715</text:p>
          </table:table-cell>
          <table:table-cell office:value-type="float" office:value="0.993152972309" calcext:value-type="float">
            <text:p>0.993152972309</text:p>
          </table:table-cell>
          <table:table-cell office:value-type="float" office:value="0.996210286657" calcext:value-type="float">
            <text:p>0.996210286657</text:p>
          </table:table-cell>
        </table:table-row>
        <table:table-row table:style-name="ro1">
          <table:table-cell table:number-columns-repeated="2" office:value-type="float" office:value="0.83" calcext:value-type="float">
            <text:p>0.83</text:p>
          </table:table-cell>
          <table:table-cell office:value-type="float" office:value="0.923126" calcext:value-type="float">
            <text:p>0.923126</text:p>
          </table:table-cell>
          <table:table-cell office:value-type="float" office:value="0.9625462358" calcext:value-type="float">
            <text:p>0.9625462358</text:p>
          </table:table-cell>
          <table:table-cell office:value-type="float" office:value="0.981086886705" calcext:value-type="float">
            <text:p>0.981086886705</text:p>
          </table:table-cell>
          <table:table-cell office:value-type="float" office:value="0.990243187154" calcext:value-type="float">
            <text:p>0.990243187154</text:p>
          </table:table-cell>
          <table:table-cell office:value-type="float" office:value="0.99489422153" calcext:value-type="float">
            <text:p>0.99489422153</text:p>
          </table:table-cell>
          <table:table-cell office:value-type="float" office:value="0.997300511682" calcext:value-type="float">
            <text:p>0.997300511682</text:p>
          </table:table-cell>
        </table:table-row>
        <table:table-row table:style-name="ro1">
          <table:table-cell table:number-columns-repeated="2" office:value-type="float" office:value="0.84" calcext:value-type="float">
            <text:p>0.84</text:p>
          </table:table-cell>
          <table:table-cell office:value-type="float" office:value="0.931392" calcext:value-type="float">
            <text:p>0.931392</text:p>
          </table:table-cell>
          <table:table-cell office:value-type="float" office:value="0.9682412544" calcext:value-type="float">
            <text:p>0.9682412544</text:p>
          </table:table-cell>
          <table:table-cell office:value-type="float" office:value="0.984749720371" calcext:value-type="float">
            <text:p>0.984749720371</text:p>
          </table:table-cell>
          <table:table-cell office:value-type="float" office:value="0.992515302764" calcext:value-type="float">
            <text:p>0.992515302764</text:p>
          </table:table-cell>
          <table:table-cell office:value-type="float" office:value="0.996272602149" calcext:value-type="float">
            <text:p>0.996272602149</text:p>
          </table:table-cell>
          <table:table-cell office:value-type="float" office:value="0.998124199286" calcext:value-type="float">
            <text:p>0.998124199286</text:p>
          </table:table-cell>
        </table:table-row>
        <table:table-row table:style-name="ro1">
          <table:table-cell table:number-columns-repeated="2" office:value-type="float" office:value="0.85" calcext:value-type="float">
            <text:p>0.85</text:p>
          </table:table-cell>
          <table:table-cell office:value-type="float" office:value="0.93925" calcext:value-type="float">
            <text:p>0.93925</text:p>
          </table:table-cell>
          <table:table-cell office:value-type="float" office:value="0.973388125" calcext:value-type="float">
            <text:p>0.973388125</text:p>
          </table:table-cell>
          <table:table-cell office:value-type="float" office:value="0.987896828125" calcext:value-type="float">
            <text:p>0.987896828125</text:p>
          </table:table-cell>
          <table:table-cell office:value-type="float" office:value="0.994371336895" calcext:value-type="float">
            <text:p>0.994371336895</text:p>
          </table:table-cell>
          <table:table-cell office:value-type="float" office:value="0.99734313642" calcext:value-type="float">
            <text:p>0.99734313642</text:p>
          </table:table-cell>
          <table:table-cell office:value-type="float" office:value="0.998732452698" calcext:value-type="float">
            <text:p>0.998732452698</text:p>
          </table:table-cell>
        </table:table-row>
        <table:table-row table:style-name="ro1">
          <table:table-cell table:number-columns-repeated="2" office:value-type="float" office:value="0.86" calcext:value-type="float">
            <text:p>0.86</text:p>
          </table:table-cell>
          <table:table-cell office:value-type="float" office:value="0.946688" calcext:value-type="float">
            <text:p>0.946688</text:p>
          </table:table-cell>
          <table:table-cell office:value-type="float" office:value="0.9779997056" calcext:value-type="float">
            <text:p>0.9779997056</text:p>
          </table:table-cell>
          <table:table-cell office:value-type="float" office:value="0.990566136781" calcext:value-type="float">
            <text:p>0.990566136781</text:p>
          </table:table-cell>
          <table:table-cell office:value-type="float" office:value="0.99586163088" calcext:value-type="float">
            <text:p>0.99586163088</text:p>
          </table:table-cell>
          <table:table-cell office:value-type="float" office:value="0.998156909843" calcext:value-type="float">
            <text:p>0.998156909843</text:p>
          </table:table-cell>
          <table:table-cell office:value-type="float" office:value="0.999170198996" calcext:value-type="float">
            <text:p>0.999170198996</text:p>
          </table:table-cell>
        </table:table-row>
        <table:table-row table:style-name="ro1">
          <table:table-cell table:number-columns-repeated="2" office:value-type="float" office:value="0.87" calcext:value-type="float">
            <text:p>0.87</text:p>
          </table:table-cell>
          <table:table-cell office:value-type="float" office:value="0.953694" calcext:value-type="float">
            <text:p>0.953694</text:p>
          </table:table-cell>
          <table:table-cell office:value-type="float" office:value="0.9820913742" calcext:value-type="float">
            <text:p>0.9820913742</text:p>
          </table:table-cell>
          <table:table-cell office:value-type="float" office:value="0.992797184273" calcext:value-type="float">
            <text:p>0.992797184273</text:p>
          </table:table-cell>
          <table:table-cell office:value-type="float" office:value="0.997035079191" calcext:value-type="float">
            <text:p>0.997035079191</text:p>
          </table:table-cell>
          <table:table-cell office:value-type="float" office:value="0.998760580486" calcext:value-type="float">
            <text:p>0.998760580486</text:p>
          </table:table-cell>
          <table:table-cell office:value-type="float" office:value="0.999476145872" calcext:value-type="float">
            <text:p>0.999476145872</text:p>
          </table:table-cell>
        </table:table-row>
        <table:table-row table:style-name="ro1">
          <table:table-cell table:number-columns-repeated="2" office:value-type="float" office:value="0.88" calcext:value-type="float">
            <text:p>0.88</text:p>
          </table:table-cell>
          <table:table-cell office:value-type="float" office:value="0.960256" calcext:value-type="float">
            <text:p>0.960256</text:p>
          </table:table-cell>
          <table:table-cell office:value-type="float" office:value="0.9856811008" calcext:value-type="float">
            <text:p>0.9856811008</text:p>
          </table:table-cell>
          <table:table-cell office:value-type="float" office:value="0.994630736282" calcext:value-type="float">
            <text:p>0.994630736282</text:p>
          </table:table-cell>
          <table:table-cell office:value-type="float" office:value="0.997938521556" calcext:value-type="float">
            <text:p>0.997938521556</text:p>
          </table:table-cell>
          <table:table-cell office:value-type="float" office:value="0.999196009205" calcext:value-type="float">
            <text:p>0.999196009205</text:p>
          </table:table-cell>
          <table:table-cell office:value-type="float" office:value="0.999682908423" calcext:value-type="float">
            <text:p>0.999682908423</text:p>
          </table:table-cell>
        </table:table-row>
        <table:table-row table:style-name="ro1">
          <table:table-cell table:number-columns-repeated="2" office:value-type="float" office:value="0.89" calcext:value-type="float">
            <text:p>0.89</text:p>
          </table:table-cell>
          <table:table-cell office:value-type="float" office:value="0.966362" calcext:value-type="float">
            <text:p>0.966362</text:p>
          </table:table-cell>
          <table:table-cell office:value-type="float" office:value="0.9887895194" calcext:value-type="float">
            <text:p>0.9887895194</text:p>
          </table:table-cell>
          <table:table-cell office:value-type="float" office:value="0.996108366564" calcext:value-type="float">
            <text:p>0.996108366564</text:p>
          </table:table-cell>
          <table:table-cell office:value-type="float" office:value="0.998616169545" calcext:value-type="float">
            <text:p>0.998616169545</text:p>
          </table:table-cell>
          <table:table-cell office:value-type="float" office:value="0.999500019628" calcext:value-type="float">
            <text:p>0.999500019628</text:p>
          </table:table-cell>
          <table:table-cell office:value-type="float" office:value="0.999817292346" calcext:value-type="float">
            <text:p>0.999817292346</text:p>
          </table:table-cell>
        </table:table-row>
        <table:table-row table:style-name="ro1">
          <table:table-cell table:number-columns-repeated="2" office:value-type="float" office:value="0.9" calcext:value-type="float">
            <text:p>0.9</text:p>
          </table:table-cell>
          <table:table-cell office:value-type="float" office:value="0.972" calcext:value-type="float">
            <text:p>0.972</text:p>
          </table:table-cell>
          <table:table-cell office:value-type="float" office:value="0.99144" calcext:value-type="float">
            <text:p>0.99144</text:p>
          </table:table-cell>
          <table:table-cell office:value-type="float" office:value="0.997272" calcext:value-type="float">
            <text:p>0.997272</text:p>
          </table:table-cell>
          <table:table-cell office:value-type="float" office:value="0.99910908" calcext:value-type="float">
            <text:p>0.99910908</text:p>
          </table:table-cell>
          <table:table-cell office:value-type="float" office:value="0.99970429392" calcext:value-type="float">
            <text:p>0.99970429392</text:p>
          </table:table-cell>
          <table:table-cell office:value-type="float" office:value="0.999900714514" calcext:value-type="float">
            <text:p>0.999900714514</text:p>
          </table:table-cell>
        </table:table-row>
        <table:table-row table:style-name="ro1">
          <table:table-cell table:number-columns-repeated="2" office:value-type="float" office:value="0.91" calcext:value-type="float">
            <text:p>0.91</text:p>
          </table:table-cell>
          <table:table-cell office:value-type="float" office:value="0.977158" calcext:value-type="float">
            <text:p>0.977158</text:p>
          </table:table-cell>
          <table:table-cell office:value-type="float" office:value="0.9936587206" calcext:value-type="float">
            <text:p>0.9936587206</text:p>
          </table:table-cell>
          <table:table-cell office:value-type="float" office:value="0.998163417324" calcext:value-type="float">
            <text:p>0.998163417324</text:p>
          </table:table-cell>
          <table:table-cell office:value-type="float" office:value="0.99945468864" calcext:value-type="float">
            <text:p>0.99945468864</text:p>
          </table:table-cell>
          <table:table-cell office:value-type="float" office:value="0.999835407074" calcext:value-type="float">
            <text:p>0.999835407074</text:p>
          </table:table-cell>
          <table:table-cell office:value-type="float" office:value="0.99994973682" calcext:value-type="float">
            <text:p>0.99994973682</text:p>
          </table:table-cell>
        </table:table-row>
        <table:table-row table:style-name="ro1">
          <table:table-cell table:number-columns-repeated="2" office:value-type="float" office:value="0.92" calcext:value-type="float">
            <text:p>0.92</text:p>
          </table:table-cell>
          <table:table-cell office:value-type="float" office:value="0.981824" calcext:value-type="float">
            <text:p>0.981824</text:p>
          </table:table-cell>
          <table:table-cell office:value-type="float" office:value="0.9954747392" calcext:value-type="float">
            <text:p>0.9954747392</text:p>
          </table:table-cell>
          <table:table-cell office:value-type="float" office:value="0.99882372055" calcext:value-type="float">
            <text:p>0.99882372055</text:p>
          </table:table-cell>
          <table:table-cell office:value-type="float" office:value="0.999686418146" calcext:value-type="float">
            <text:p>0.999686418146</text:p>
          </table:table-cell>
          <table:table-cell office:value-type="float" office:value="0.999914998501" calcext:value-type="float">
            <text:p>0.999914998501</text:p>
          </table:table-cell>
          <table:table-cell office:value-type="float" office:value="0.99997668472" calcext:value-type="float">
            <text:p>0.99997668472</text:p>
          </table:table-cell>
        </table:table-row>
        <table:table-row table:style-name="ro1">
          <table:table-cell table:number-columns-repeated="2" office:value-type="float" office:value="0.93" calcext:value-type="float">
            <text:p>0.93</text:p>
          </table:table-cell>
          <table:table-cell office:value-type="float" office:value="0.985986" calcext:value-type="float">
            <text:p>0.985986</text:p>
          </table:table-cell>
          <table:table-cell office:value-type="float" office:value="0.9969200658" calcext:value-type="float">
            <text:p>0.9969200658</text:p>
          </table:table-cell>
          <table:table-cell office:value-type="float" office:value="0.999292758079" calcext:value-type="float">
            <text:p>0.999292758079</text:p>
          </table:table-cell>
          <table:table-cell office:value-type="float" office:value="0.999833376014" calcext:value-type="float">
            <text:p>0.999833376014</text:p>
          </table:table-cell>
          <table:table-cell office:value-type="float" office:value="0.999960075234" calcext:value-type="float">
            <text:p>0.999960075234</text:p>
          </table:table-cell>
          <table:table-cell office:value-type="float" office:value="0.999990318337" calcext:value-type="float">
            <text:p>0.999990318337</text:p>
          </table:table-cell>
        </table:table-row>
        <table:table-row table:style-name="ro1">
          <table:table-cell table:number-columns-repeated="2" office:value-type="float" office:value="0.94" calcext:value-type="float">
            <text:p>0.94</text:p>
          </table:table-cell>
          <table:table-cell office:value-type="float" office:value="0.989632" calcext:value-type="float">
            <text:p>0.989632</text:p>
          </table:table-cell>
          <table:table-cell office:value-type="float" office:value="0.9980297344" calcext:value-type="float">
            <text:p>0.9980297344</text:p>
          </table:table-cell>
          <table:table-cell office:value-type="float" office:value="0.999608508467" calcext:value-type="float">
            <text:p>0.999608508467</text:p>
          </table:table-cell>
          <table:table-cell office:value-type="float" office:value="0.999920158468" calcext:value-type="float">
            <text:p>0.999920158468</text:p>
          </table:table-cell>
          <table:table-cell office:value-type="float" office:value="0.999983435884" calcext:value-type="float">
            <text:p>0.999983435884</text:p>
          </table:table-cell>
          <table:table-cell office:value-type="float" office:value="0.999996521654" calcext:value-type="float">
            <text:p>0.999996521654</text:p>
          </table:table-cell>
        </table:table-row>
        <table:table-row table:style-name="ro1">
          <table:table-cell table:number-columns-repeated="2" office:value-type="float" office:value="0.95" calcext:value-type="float">
            <text:p>0.95</text:p>
          </table:table-cell>
          <table:table-cell office:value-type="float" office:value="0.99275" calcext:value-type="float">
            <text:p>0.99275</text:p>
          </table:table-cell>
          <table:table-cell office:value-type="float" office:value="0.998841875" calcext:value-type="float">
            <text:p>0.998841875</text:p>
          </table:table-cell>
          <table:table-cell office:value-type="float" office:value="0.999806421875" calcext:value-type="float">
            <text:p>0.999806421875</text:p>
          </table:table-cell>
          <table:table-cell office:value-type="float" office:value="0.999966777793" calcext:value-type="float">
            <text:p>0.999966777793</text:p>
          </table:table-cell>
          <table:table-cell office:value-type="float" office:value="0.999994198655" calcext:value-type="float">
            <text:p>0.999994198655</text:p>
          </table:table-cell>
          <table:table-cell office:value-type="float" office:value="0.999998974455" calcext:value-type="float">
            <text:p>0.999998974455</text:p>
          </table:table-cell>
        </table:table-row>
        <table:table-row table:style-name="ro1">
          <table:table-cell table:number-columns-repeated="2" office:value-type="float" office:value="0.96" calcext:value-type="float">
            <text:p>0.96</text:p>
          </table:table-cell>
          <table:table-cell office:value-type="float" office:value="0.995328" calcext:value-type="float">
            <text:p>0.995328</text:p>
          </table:table-cell>
          <table:table-cell office:value-type="float" office:value="0.9993977856" calcext:value-type="float">
            <text:p>0.9993977856</text:p>
          </table:table-cell>
          <table:table-cell office:value-type="float" office:value="0.999918718157" calcext:value-type="float">
            <text:p>0.999918718157</text:p>
          </table:table-cell>
          <table:table-cell office:value-type="float" office:value="0.999988731492" calcext:value-type="float">
            <text:p>0.999988731492</text:p>
          </table:table-cell>
          <table:table-cell office:value-type="float" office:value="0.999998410136" calcext:value-type="float">
            <text:p>0.999998410136</text:p>
          </table:table-cell>
          <table:table-cell office:value-type="float" office:value="0.999999772889" calcext:value-type="float">
            <text:p>0.999999772889</text:p>
          </table:table-cell>
        </table:table-row>
        <table:table-row table:style-name="ro1">
          <table:table-cell table:number-columns-repeated="2" office:value-type="float" office:value="0.97" calcext:value-type="float">
            <text:p>0.97</text:p>
          </table:table-cell>
          <table:table-cell office:value-type="float" office:value="0.997354" calcext:value-type="float">
            <text:p>0.997354</text:p>
          </table:table-cell>
          <table:table-cell office:value-type="float" office:value="0.9997420042" calcext:value-type="float">
            <text:p>0.9997420042</text:p>
          </table:table-cell>
          <table:table-cell office:value-type="float" office:value="0.999973640607" calcext:value-type="float">
            <text:p>0.999973640607</text:p>
          </table:table-cell>
          <table:table-cell office:value-type="float" office:value="0.999997232775" calcext:value-type="float">
            <text:p>0.999997232775</text:p>
          </table:table-cell>
          <table:table-cell office:value-type="float" office:value="0.999999704291" calcext:value-type="float">
            <text:p>0.999999704291</text:p>
          </table:table-cell>
          <table:table-cell office:value-type="float" office:value="0.999999968002" calcext:value-type="float">
            <text:p>0.999999968002</text:p>
          </table:table-cell>
        </table:table-row>
        <table:table-row table:style-name="ro1">
          <table:table-cell table:number-columns-repeated="2" office:value-type="float" office:value="0.98" calcext:value-type="float">
            <text:p>0.98</text:p>
          </table:table-cell>
          <table:table-cell office:value-type="float" office:value="0.998816" calcext:value-type="float">
            <text:p>0.998816</text:p>
          </table:table-cell>
          <table:table-cell office:value-type="float" office:value="0.9999223808" calcext:value-type="float">
            <text:p>0.9999223808</text:p>
          </table:table-cell>
          <table:table-cell office:value-type="float" office:value="0.999994664346" calcext:value-type="float">
            <text:p>0.999994664346</text:p>
          </table:table-cell>
          <table:table-cell office:value-type="float" office:value="0.999999622997" calcext:value-type="float">
            <text:p>0.999999622997</text:p>
          </table:table-cell>
          <table:table-cell office:value-type="float" office:value="0.999999972879" calcext:value-type="float">
            <text:p>0.999999972879</text:p>
          </table:table-cell>
          <table:table-cell office:value-type="float" office:value="0.999999998024" calcext:value-type="float">
            <text:p>0.999999998024</text:p>
          </table:table-cell>
        </table:table-row>
        <table:table-row table:style-name="ro1">
          <table:table-cell table:number-columns-repeated="2" office:value-type="float" office:value="0.99" calcext:value-type="float">
            <text:p>0.99</text:p>
          </table:table-cell>
          <table:table-cell office:value-type="float" office:value="0.999702" calcext:value-type="float">
            <text:p>0.999702</text:p>
          </table:table-cell>
          <table:table-cell office:value-type="float" office:value="0.9999901494" calcext:value-type="float">
            <text:p>0.9999901494</text:p>
          </table:table-cell>
          <table:table-cell office:value-type="float" office:value="0.99999965833" calcext:value-type="float">
            <text:p>0.99999965833</text:p>
          </table:table-cell>
          <table:table-cell office:value-type="float" office:value="0.999999987815" calcext:value-type="float">
            <text:p>0.999999987815</text:p>
          </table:table-cell>
          <table:table-cell office:value-type="float" office:value="0.999999999557" calcext:value-type="float">
            <text:p>0.999999999557</text:p>
          </table:table-cell>
          <table:table-cell office:value-type="float" office:value="0.999999999984" calcext:value-type="float">
            <text:p>0.999999999984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18:13:27.070780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7:43:32.762457870</meta:creation-date>
    <dc:date>2020-01-28T18:22:31.970688305</dc:date>
    <meta:editing-duration>PT15M8S</meta:editing-duration>
    <meta:editing-cycles>2</meta:editing-cycles>
    <meta:generator>LibreOffice/6.0.7.3$Linux_X86_64 LibreOffice_project/00m0$Build-3</meta:generator>
    <meta:document-statistic meta:table-count="1" meta:cell-count="8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interval-major="0.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inor-inner="false" chart:tick-marks-minor-outer="true" chart:logarithmic="false" chart:maximum="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50.305cm" svg:height="22.101cm" xlink:href=".." xlink:type="simple" chart:class="chart:scatter" chart:style-name="ch1">
        <chart:legend chart:legend-position="bottom" svg:x="19.702cm" svg:y="21.502cm" style:legend-expansion="wide" chart:style-name="ch2"/>
        <chart:plot-area chart:style-name="ch3" table:cell-range-address="Sheet1.A2:Sheet1.H102 Sheet1.B1:Sheet1.H1" chart:data-source-has-labels="row" svg:x="1.006cm" svg:y="0.442cm" svg:width="48.293cm" svg:height="20.434cm">
          <chartooo:coordinate-region svg:x="1.733cm" svg:y="0.641cm" svg:width="47.472cm" svg:height="19.5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2" chart:label-cell-address="Sheet1.B1:Sheet1.B1" chart:class="chart:scatter">
            <chart:domain table:cell-range-address="Sheet1.A2:Sheet1.A102"/>
            <chart:data-point chart:repeated="101"/>
          </chart:series>
          <chart:series chart:style-name="ch8" chart:values-cell-range-address="Sheet1.C2:Sheet1.C102" chart:label-cell-address="Sheet1.C1:Sheet1.C1" chart:class="chart:scatter">
            <chart:data-point chart:repeated="101"/>
          </chart:series>
          <chart:series chart:style-name="ch9" chart:values-cell-range-address="Sheet1.D2:Sheet1.D102" chart:label-cell-address="Sheet1.D1:Sheet1.D1" chart:class="chart:scatter">
            <chart:data-point chart:repeated="101"/>
          </chart:series>
          <chart:series chart:style-name="ch10" chart:values-cell-range-address="Sheet1.E2:Sheet1.E102" chart:label-cell-address="Sheet1.E1:Sheet1.E1" chart:class="chart:scatter">
            <chart:data-point chart:repeated="101"/>
          </chart:series>
          <chart:series chart:style-name="ch11" chart:values-cell-range-address="Sheet1.F2:Sheet1.F102" chart:label-cell-address="Sheet1.F1:Sheet1.F1" chart:class="chart:scatter">
            <chart:data-point chart:repeated="101"/>
          </chart:series>
          <chart:series chart:style-name="ch12" chart:values-cell-range-address="Sheet1.G2:Sheet1.G102" chart:label-cell-address="Sheet1.G1:Sheet1.G1" chart:class="chart:scatter">
            <chart:data-point chart:repeated="101"/>
          </chart:series>
          <chart:series chart:style-name="ch13" chart:values-cell-range-address="Sheet1.H2:Sheet1.H102" chart:label-cell-address="Sheet1.H1:Sheet1.H1" chart:class="chart:scatter"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0</text:p>
                <draw:g>
                  <svg:desc>Sheet1.B1:Sheet1.B1</svg:desc>
                </draw:g>
              </table:table-cell>
              <table:table-cell office:value-type="string">
                <text:p>S1</text:p>
                <draw:g>
                  <svg:desc>Sheet1.C1:Sheet1.C1</svg:desc>
                </draw:g>
              </table:table-cell>
              <table:table-cell office:value-type="string">
                <text:p>S2</text:p>
                <draw:g>
                  <svg:desc>Sheet1.D1:Sheet1.D1</svg:desc>
                </draw:g>
              </table:table-cell>
              <table:table-cell office:value-type="string">
                <text:p>S3</text:p>
                <draw:g>
                  <svg:desc>Sheet1.E1:Sheet1.E1</svg:desc>
                </draw:g>
              </table:table-cell>
              <table:table-cell office:value-type="string">
                <text:p>S4</text:p>
                <draw:g>
                  <svg:desc>Sheet1.F1:Sheet1.F1</svg:desc>
                </draw:g>
              </table:table-cell>
              <table:table-cell office:value-type="string">
                <text:p>S5</text:p>
                <draw:g>
                  <svg:desc>Sheet1.G1:Sheet1.G1</svg:desc>
                </draw:g>
              </table:table-cell>
              <table:table-cell office:value-type="string">
                <text:p>S6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02</svg:desc>
                </draw:g>
              </table:table-cell>
              <table:table-cell office:value-type="float" office:value="0">
                <text:p>0</text:p>
                <draw:g>
                  <svg:desc>Sheet1.B2:Sheet1.B102</svg:desc>
                </draw:g>
              </table:table-cell>
              <table:table-cell office:value-type="float" office:value="0">
                <text:p>0</text:p>
                <draw:g>
                  <svg:desc>Sheet1.C2:Sheet1.C102</svg:desc>
                </draw:g>
              </table:table-cell>
              <table:table-cell office:value-type="float" office:value="0">
                <text:p>0</text:p>
                <draw:g>
                  <svg:desc>Sheet1.D2:Sheet1.D102</svg:desc>
                </draw:g>
              </table:table-cell>
              <table:table-cell office:value-type="float" office:value="0">
                <text:p>0</text:p>
                <draw:g>
                  <svg:desc>Sheet1.E2:Sheet1.E102</svg:desc>
                </draw:g>
              </table:table-cell>
              <table:table-cell office:value-type="float" office:value="0">
                <text:p>0</text:p>
                <draw:g>
                  <svg:desc>Sheet1.F2:Sheet1.F102</svg:desc>
                </draw:g>
              </table:table-cell>
              <table:table-cell office:value-type="float" office:value="0">
                <text:p>0</text:p>
                <draw:g>
                  <svg:desc>Sheet1.G2:Sheet1.G102</svg:desc>
                </draw:g>
              </table:table-cell>
              <table:table-cell office:value-type="float" office:value="0">
                <text:p>0</text:p>
                <draw:g>
                  <svg:desc>Sheet1.H2:Sheet1.H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00298">
                <text:p>0.000298</text:p>
              </table:table-cell>
              <table:table-cell office:value-type="float" office:value="0.0000098506">
                <text:p>0.0000098506</text:p>
              </table:table-cell>
              <table:table-cell office:value-type="float" office:value="0.00000034167">
                <text:p>0.00000034167</text:p>
              </table:table-cell>
              <table:table-cell office:value-type="float" office:value="0.000000012185">
                <text:p>0.000000012185</text:p>
              </table:table-cell>
              <table:table-cell office:value-type="float" office:value="0.000000000443">
                <text:p>0.000000000443</text:p>
              </table:table-cell>
              <table:table-cell office:value-type="float" office:value="0.000000000016">
                <text:p>0.000000000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01184">
                <text:p>0.001184</text:p>
              </table:table-cell>
              <table:table-cell office:value-type="float" office:value="0.0000776192">
                <text:p>0.0000776192</text:p>
              </table:table-cell>
              <table:table-cell office:value-type="float" office:value="0.000005335654">
                <text:p>0.000005335654</text:p>
              </table:table-cell>
              <table:table-cell office:value-type="float" office:value="0.000000377003">
                <text:p>0.000000377003</text:p>
              </table:table-cell>
              <table:table-cell office:value-type="float" office:value="0.000000027121">
                <text:p>0.000000027121</text:p>
              </table:table-cell>
              <table:table-cell office:value-type="float" office:value="0.000000001976">
                <text:p>0.0000000019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02646">
                <text:p>0.002646</text:p>
              </table:table-cell>
              <table:table-cell office:value-type="float" office:value="0.0002579958">
                <text:p>0.0002579958</text:p>
              </table:table-cell>
              <table:table-cell office:value-type="float" office:value="0.000026359393">
                <text:p>0.000026359393</text:p>
              </table:table-cell>
              <table:table-cell office:value-type="float" office:value="0.000002767225">
                <text:p>0.000002767225</text:p>
              </table:table-cell>
              <table:table-cell office:value-type="float" office:value="0.000000295709">
                <text:p>0.000000295709</text:p>
              </table:table-cell>
              <table:table-cell office:value-type="float" office:value="0.000000031998">
                <text:p>0.000000031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04672">
                <text:p>0.004672</text:p>
              </table:table-cell>
              <table:table-cell office:value-type="float" office:value="0.0006022144">
                <text:p>0.0006022144</text:p>
              </table:table-cell>
              <table:table-cell office:value-type="float" office:value="0.000081281843">
                <text:p>0.000081281843</text:p>
              </table:table-cell>
              <table:table-cell office:value-type="float" office:value="0.000011268508">
                <text:p>0.000011268508</text:p>
              </table:table-cell>
              <table:table-cell office:value-type="float" office:value="0.000001589864">
                <text:p>0.000001589864</text:p>
              </table:table-cell>
              <table:table-cell office:value-type="float" office:value="0.000000227111">
                <text:p>0.000000227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0725">
                <text:p>0.00725</text:p>
              </table:table-cell>
              <table:table-cell office:value-type="float" office:value="0.001158125">
                <text:p>0.001158125</text:p>
              </table:table-cell>
              <table:table-cell office:value-type="float" office:value="0.000193578125">
                <text:p>0.000193578125</text:p>
              </table:table-cell>
              <table:table-cell office:value-type="float" office:value="0.000033222207">
                <text:p>0.000033222207</text:p>
              </table:table-cell>
              <table:table-cell office:value-type="float" office:value="0.000005801345">
                <text:p>0.000005801345</text:p>
              </table:table-cell>
              <table:table-cell office:value-type="float" office:value="0.000001025545">
                <text:p>0.000001025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10368">
                <text:p>0.010368</text:p>
              </table:table-cell>
              <table:table-cell office:value-type="float" office:value="0.0019702656">
                <text:p>0.0019702656</text:p>
              </table:table-cell>
              <table:table-cell office:value-type="float" office:value="0.000391491533">
                <text:p>0.000391491533</text:p>
              </table:table-cell>
              <table:table-cell office:value-type="float" office:value="0.000079841532">
                <text:p>0.000079841532</text:p>
              </table:table-cell>
              <table:table-cell office:value-type="float" office:value="0.000016564116">
                <text:p>0.000016564116</text:p>
              </table:table-cell>
              <table:table-cell office:value-type="float" office:value="0.000003478346">
                <text:p>0.000003478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14014">
                <text:p>0.014014</text:p>
              </table:table-cell>
              <table:table-cell office:value-type="float" office:value="0.0030799342">
                <text:p>0.0030799342</text:p>
              </table:table-cell>
              <table:table-cell office:value-type="float" office:value="0.000707241921">
                <text:p>0.000707241921</text:p>
              </table:table-cell>
              <table:table-cell office:value-type="float" office:value="0.000166623986">
                <text:p>0.000166623986</text:p>
              </table:table-cell>
              <table:table-cell office:value-type="float" office:value="0.000039924766">
                <text:p>0.000039924766</text:p>
              </table:table-cell>
              <table:table-cell office:value-type="float" office:value="0.000009681663">
                <text:p>0.0000096816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18176">
                <text:p>0.018176</text:p>
              </table:table-cell>
              <table:table-cell office:value-type="float" office:value="0.0045252608">
                <text:p>0.0045252608</text:p>
              </table:table-cell>
              <table:table-cell office:value-type="float" office:value="0.00117627945">
                <text:p>0.00117627945</text:p>
              </table:table-cell>
              <table:table-cell office:value-type="float" office:value="0.000313581854">
                <text:p>0.000313581854</text:p>
              </table:table-cell>
              <table:table-cell office:value-type="float" office:value="0.000085001499">
                <text:p>0.000085001499</text:p>
              </table:table-cell>
              <table:table-cell office:value-type="float" office:value="0.00002331528">
                <text:p>0.000023315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22842">
                <text:p>0.022842</text:p>
              </table:table-cell>
              <table:table-cell office:value-type="float" office:value="0.0063412794">
                <text:p>0.0063412794</text:p>
              </table:table-cell>
              <table:table-cell office:value-type="float" office:value="0.001836582676">
                <text:p>0.001836582676</text:p>
              </table:table-cell>
              <table:table-cell office:value-type="float" office:value="0.00054531136">
                <text:p>0.00054531136</text:p>
              </table:table-cell>
              <table:table-cell office:value-type="float" office:value="0.000164592926">
                <text:p>0.000164592926</text:p>
              </table:table-cell>
              <table:table-cell office:value-type="float" office:value="0.00005026318">
                <text:p>0.00005026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28">
                <text:p>0.028</text:p>
              </table:table-cell>
              <table:table-cell office:value-type="float" office:value="0.00856">
                <text:p>0.00856</text:p>
              </table:table-cell>
              <table:table-cell office:value-type="float" office:value="0.002728">
                <text:p>0.002728</text:p>
              </table:table-cell>
              <table:table-cell office:value-type="float" office:value="0.00089092">
                <text:p>0.00089092</text:p>
              </table:table-cell>
              <table:table-cell office:value-type="float" office:value="0.00029570608">
                <text:p>0.00029570608</text:p>
              </table:table-cell>
              <table:table-cell office:value-type="float" office:value="0.000099285486">
                <text:p>0.0000992854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.033638">
                <text:p>0.033638</text:p>
              </table:table-cell>
              <table:table-cell office:value-type="float" office:value="0.0112104806">
                <text:p>0.0112104806</text:p>
              </table:table-cell>
              <table:table-cell office:value-type="float" office:value="0.003891633436">
                <text:p>0.003891633436</text:p>
              </table:table-cell>
              <table:table-cell office:value-type="float" office:value="0.001383830455">
                <text:p>0.001383830455</text:p>
              </table:table-cell>
              <table:table-cell office:value-type="float" office:value="0.000499980372">
                <text:p>0.000499980372</text:p>
              </table:table-cell>
              <table:table-cell office:value-type="float" office:value="0.000182707654">
                <text:p>0.0001827076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039744">
                <text:p>0.039744</text:p>
              </table:table-cell>
              <table:table-cell office:value-type="float" office:value="0.0143188992">
                <text:p>0.0143188992</text:p>
              </table:table-cell>
              <table:table-cell office:value-type="float" office:value="0.005369263718">
                <text:p>0.005369263718</text:p>
              </table:table-cell>
              <table:table-cell office:value-type="float" office:value="0.002061478444">
                <text:p>0.002061478444</text:p>
              </table:table-cell>
              <table:table-cell office:value-type="float" office:value="0.000803990795">
                <text:p>0.000803990795</text:p>
              </table:table-cell>
              <table:table-cell office:value-type="float" office:value="0.000317091577">
                <text:p>0.000317091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046306">
                <text:p>0.046306</text:p>
              </table:table-cell>
              <table:table-cell office:value-type="float" office:value="0.0179086258">
                <text:p>0.0179086258</text:p>
              </table:table-cell>
              <table:table-cell office:value-type="float" office:value="0.007202815727">
                <text:p>0.007202815727</text:p>
              </table:table-cell>
              <table:table-cell office:value-type="float" office:value="0.002964920809">
                <text:p>0.002964920809</text:p>
              </table:table-cell>
              <table:table-cell office:value-type="float" office:value="0.001239419514">
                <text:p>0.001239419514</text:p>
              </table:table-cell>
              <table:table-cell office:value-type="float" office:value="0.000523854128">
                <text:p>0.000523854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053312">
                <text:p>0.053312</text:p>
              </table:table-cell>
              <table:table-cell office:value-type="float" office:value="0.0220002944">
                <text:p>0.0220002944</text:p>
              </table:table-cell>
              <table:table-cell office:value-type="float" office:value="0.009433863219">
                <text:p>0.009433863219</text:p>
              </table:table-cell>
              <table:table-cell office:value-type="float" office:value="0.00413836912">
                <text:p>0.00413836912</text:p>
              </table:table-cell>
              <table:table-cell office:value-type="float" office:value="0.001843090157">
                <text:p>0.001843090157</text:p>
              </table:table-cell>
              <table:table-cell office:value-type="float" office:value="0.000829801004">
                <text:p>0.0008298010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06075">
                <text:p>0.06075</text:p>
              </table:table-cell>
              <table:table-cell office:value-type="float" office:value="0.026611875">
                <text:p>0.026611875</text:p>
              </table:table-cell>
              <table:table-cell office:value-type="float" office:value="0.012103171875">
                <text:p>0.012103171875</text:p>
              </table:table-cell>
              <table:table-cell office:value-type="float" office:value="0.005628663105">
                <text:p>0.005628663105</text:p>
              </table:table-cell>
              <table:table-cell office:value-type="float" office:value="0.00265686358">
                <text:p>0.00265686358</text:p>
              </table:table-cell>
              <table:table-cell office:value-type="float" office:value="0.001267547302">
                <text:p>0.0012675473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068608">
                <text:p>0.068608</text:p>
              </table:table-cell>
              <table:table-cell office:value-type="float" office:value="0.0317587456">
                <text:p>0.0317587456</text:p>
              </table:table-cell>
              <table:table-cell office:value-type="float" office:value="0.015250279629">
                <text:p>0.015250279629</text:p>
              </table:table-cell>
              <table:table-cell office:value-type="float" office:value="0.007484697236">
                <text:p>0.007484697236</text:p>
              </table:table-cell>
              <table:table-cell office:value-type="float" office:value="0.003727397851">
                <text:p>0.003727397851</text:p>
              </table:table-cell>
              <table:table-cell office:value-type="float" office:value="0.001875800714">
                <text:p>0.0018758007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  <table:table-cell office:value-type="float" office:value="0.076874">
                <text:p>0.076874</text:p>
              </table:table-cell>
              <table:table-cell office:value-type="float" office:value="0.0374537642">
                <text:p>0.0374537642</text:p>
              </table:table-cell>
              <table:table-cell office:value-type="float" office:value="0.018913113295">
                <text:p>0.018913113295</text:p>
              </table:table-cell>
              <table:table-cell office:value-type="float" office:value="0.009756812846">
                <text:p>0.009756812846</text:p>
              </table:table-cell>
              <table:table-cell office:value-type="float" office:value="0.00510577847">
                <text:p>0.00510577847</text:p>
              </table:table-cell>
              <table:table-cell office:value-type="float" office:value="0.002699488318">
                <text:p>0.002699488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085536">
                <text:p>0.085536</text:p>
              </table:table-cell>
              <table:table-cell office:value-type="float" office:value="0.0437073408">
                <text:p>0.0437073408</text:p>
              </table:table-cell>
              <table:table-cell office:value-type="float" office:value="0.023127640474">
                <text:p>0.023127640474</text:p>
              </table:table-cell>
              <table:table-cell office:value-type="float" office:value="0.012496167285">
                <text:p>0.012496167285</text:p>
              </table:table-cell>
              <table:table-cell office:value-type="float" office:value="0.006847027691">
                <text:p>0.006847027691</text:p>
              </table:table-cell>
              <table:table-cell office:value-type="float" office:value="0.003789713343">
                <text:p>0.0037897133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  <table:table-cell office:value-type="float" office:value="0.094582">
                <text:p>0.094582</text:p>
              </table:table-cell>
              <table:table-cell office:value-type="float" office:value="0.0505275094">
                <text:p>0.0505275094</text:p>
              </table:table-cell>
              <table:table-cell office:value-type="float" office:value="0.027927555722">
                <text:p>0.027927555722</text:p>
              </table:table-cell>
              <table:table-cell office:value-type="float" office:value="0.015754090674">
                <text:p>0.015754090674</text:p>
              </table:table-cell>
              <table:table-cell office:value-type="float" office:value="0.009009504098">
                <text:p>0.009009504098</text:p>
              </table:table-cell>
              <table:table-cell office:value-type="float" office:value="0.005203533894">
                <text:p>0.0052035338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104">
                <text:p>0.104</text:p>
              </table:table-cell>
              <table:table-cell office:value-type="float" office:value="0.05792">
                <text:p>0.05792</text:p>
              </table:table-cell>
              <table:table-cell office:value-type="float" office:value="0.033344">
                <text:p>0.033344</text:p>
              </table:table-cell>
              <table:table-cell office:value-type="float" office:value="0.01958144">
                <text:p>0.01958144</text:p>
              </table:table-cell>
              <table:table-cell office:value-type="float" office:value="0.01165420544">
                <text:p>0.01165420544</text:p>
              </table:table-cell>
              <table:table-cell office:value-type="float" office:value="0.007003561165">
                <text:p>0.0070035611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113778">
                <text:p>0.113778</text:p>
              </table:table-cell>
              <table:table-cell office:value-type="float" office:value="0.0658883106">
                <text:p>0.0658883106</text:p>
              </table:table-cell>
              <table:table-cell office:value-type="float" office:value="0.039405312362">
                <text:p>0.039405312362</text:p>
              </table:table-cell>
              <table:table-cell office:value-type="float" office:value="0.024027959435">
                <text:p>0.024027959435</text:p>
              </table:table-cell>
              <table:table-cell office:value-type="float" office:value="0.014843989173">
                <text:p>0.014843989173</text:p>
              </table:table-cell>
              <table:table-cell office:value-type="float" office:value="0.009257380062">
                <text:p>0.0092573800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  <table:table-cell office:value-type="float" office:value="0.123904">
                <text:p>0.123904</text:p>
              </table:table-cell>
              <table:table-cell office:value-type="float" office:value="0.0744337792">
                <text:p>0.0744337792</text:p>
              </table:table-cell>
              <table:table-cell office:value-type="float" office:value="0.046136812902">
                <text:p>0.046136812902</text:p>
              </table:table-cell>
              <table:table-cell office:value-type="float" office:value="0.029141654944">
                <text:p>0.029141654944</text:p>
              </table:table-cell>
              <table:table-cell office:value-type="float" office:value="0.018642726164">
                <text:p>0.018642726164</text:p>
              </table:table-cell>
              <table:table-cell office:value-type="float" office:value="0.012036800175">
                <text:p>0.0120368001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23">
                <text:p>0.23</text:p>
              </table:table-cell>
              <table:table-cell office:value-type="float" office:value="0.134366">
                <text:p>0.134366</text:p>
              </table:table-cell>
              <table:table-cell office:value-type="float" office:value="0.0835556558">
                <text:p>0.0835556558</text:p>
              </table:table-cell>
              <table:table-cell office:value-type="float" office:value="0.053560615941">
                <text:p>0.053560615941</text:p>
              </table:table-cell>
              <table:table-cell office:value-type="float" office:value="0.034968190484">
                <text:p>0.034968190484</text:p>
              </table:table-cell>
              <table:table-cell office:value-type="float" office:value="0.023114403709">
                <text:p>0.023114403709</text:p>
              </table:table-cell>
              <table:table-cell office:value-type="float" office:value="0.015416949704">
                <text:p>0.0154169497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145152">
                <text:p>0.145152</text:p>
              </table:table-cell>
              <table:table-cell office:value-type="float" office:value="0.0932511744">
                <text:p>0.0932511744</text:p>
              </table:table-cell>
              <table:table-cell office:value-type="float" office:value="0.061695472435">
                <text:p>0.061695472435</text:p>
              </table:table-cell>
              <table:table-cell office:value-type="float" office:value="0.041550312301">
                <text:p>0.041550312301</text:p>
              </table:table-cell>
              <table:table-cell office:value-type="float" office:value="0.02832219435">
                <text:p>0.02832219435</text:p>
              </table:table-cell>
              <table:table-cell office:value-type="float" office:value="0.019475229065">
                <text:p>0.0194752290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15625">
                <text:p>0.15625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070556640625">
                <text:p>0.070556640625</text:p>
              </table:table-cell>
              <table:table-cell office:value-type="float" office:value="0.048927307129">
                <text:p>0.048927307129</text:p>
              </table:table-cell>
              <table:table-cell office:value-type="float" office:value="0.034327507019">
                <text:p>0.034327507019</text:p>
              </table:table-cell>
              <table:table-cell office:value-type="float" office:value="0.024290144444">
                <text:p>0.024290144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167648">
                <text:p>0.167648</text:p>
              </table:table-cell>
              <table:table-cell office:value-type="float" office:value="0.1143424256">
                <text:p>0.1143424256</text:p>
              </table:table-cell>
              <table:table-cell office:value-type="float" office:value="0.080155783885">
                <text:p>0.080155783885</text:p>
              </table:table-cell>
              <table:table-cell office:value-type="float" office:value="0.057134499354">
                <text:p>0.057134499354</text:p>
              </table:table-cell>
              <table:table-cell office:value-type="float" office:value="0.041189036836">
                <text:p>0.041189036836</text:p>
              </table:table-cell>
              <table:table-cell office:value-type="float" office:value="0.029940044545">
                <text:p>0.0299400445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0.179334">
                <text:p>0.179334</text:p>
              </table:table-cell>
              <table:table-cell office:value-type="float" office:value="0.1257231942">
                <text:p>0.1257231942</text:p>
              </table:table-cell>
              <table:table-cell office:value-type="float" office:value="0.090500894789">
                <text:p>0.090500894789</text:p>
              </table:table-cell>
              <table:table-cell office:value-type="float" office:value="0.066202791541">
                <text:p>0.066202791541</text:p>
              </table:table-cell>
              <table:table-cell office:value-type="float" office:value="0.0489618294">
                <text:p>0.0489618294</text:p>
              </table:table-cell>
              <table:table-cell office:value-type="float" office:value="0.036501786061">
                <text:p>0.0365017860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0.191296">
                <text:p>0.191296</text:p>
              </table:table-cell>
              <table:table-cell office:value-type="float" office:value="0.1376478208">
                <text:p>0.1376478208</text:p>
              </table:table-cell>
              <table:table-cell office:value-type="float" office:value="0.101596244378">
                <text:p>0.101596244378</text:p>
              </table:table-cell>
              <table:table-cell office:value-type="float" office:value="0.076158252054">
                <text:p>0.076158252054</text:p>
              </table:table-cell>
              <table:table-cell office:value-type="float" office:value="0.057696374745">
                <text:p>0.057696374745</text:p>
              </table:table-cell>
              <table:table-cell office:value-type="float" office:value="0.044049355038">
                <text:p>0.0440493550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  <table:table-cell office:value-type="float" office:value="0.203522">
                <text:p>0.203522</text:p>
              </table:table-cell>
              <table:table-cell office:value-type="float" office:value="0.1501045394">
                <text:p>0.1501045394</text:p>
              </table:table-cell>
              <table:table-cell office:value-type="float" office:value="0.113442355608">
                <text:p>0.113442355608</text:p>
              </table:table-cell>
              <table:table-cell office:value-type="float" office:value="0.087021752859">
                <text:p>0.087021752859</text:p>
              </table:table-cell>
              <table:table-cell office:value-type="float" office:value="0.067437745277">
                <text:p>0.067437745277</text:p>
              </table:table-cell>
              <table:table-cell office:value-type="float" office:value="0.052652472352">
                <text:p>0.0526524723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216">
                <text:p>0.216</text:p>
              </table:table-cell>
              <table:table-cell office:value-type="float" office:value="0.16308">
                <text:p>0.16308</text:p>
              </table:table-cell>
              <table:table-cell office:value-type="float" office:value="0.126036">
                <text:p>0.126036</text:p>
              </table:table-cell>
              <table:table-cell office:value-type="float" office:value="0.09880866">
                <text:p>0.09880866</text:p>
              </table:table-cell>
              <table:table-cell office:value-type="float" office:value="0.07822479096">
                <text:p>0.07822479096</text:p>
              </table:table-cell>
              <table:table-cell office:value-type="float" office:value="0.062375211799">
                <text:p>0.0623752117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  <table:table-cell office:value-type="float" office:value="0.228718">
                <text:p>0.228718</text:p>
              </table:table-cell>
              <table:table-cell office:value-type="float" office:value="0.1765593406">
                <text:p>0.1765593406</text:p>
              </table:table-cell>
              <table:table-cell office:value-type="float" office:value="0.139370216448">
                <text:p>0.139370216448</text:p>
              </table:table-cell>
              <table:table-cell office:value-type="float" office:value="0.111528578651">
                <text:p>0.111528578651</text:p>
              </table:table-cell>
              <table:table-cell office:value-type="float" office:value="0.090089403882">
                <text:p>0.090089403882</text:p>
              </table:table-cell>
              <table:table-cell office:value-type="float" office:value="0.073274659111">
                <text:p>0.073274659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0.241664">
                <text:p>0.241664</text:p>
              </table:table-cell>
              <table:table-cell office:value-type="float" office:value="0.1905262592">
                <text:p>0.1905262592</text:p>
              </table:table-cell>
              <table:table-cell office:value-type="float" office:value="0.153434351206">
                <text:p>0.153434351206</text:p>
              </table:table-cell>
              <table:table-cell office:value-type="float" office:value="0.125185154078">
                <text:p>0.125185154078</text:p>
              </table:table-cell>
              <table:table-cell office:value-type="float" office:value="0.103055863016">
                <text:p>0.103055863016</text:p>
              </table:table-cell>
              <table:table-cell office:value-type="float" office:value="0.085399639321">
                <text:p>0.0853996393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  <table:table-cell office:value-type="float" office:value="0.254826">
                <text:p>0.254826</text:p>
              </table:table-cell>
              <table:table-cell office:value-type="float" office:value="0.2049630858">
                <text:p>0.2049630858</text:p>
              </table:table-cell>
              <table:table-cell office:value-type="float" office:value="0.168214118035">
                <text:p>0.168214118035</text:p>
              </table:table-cell>
              <table:table-cell office:value-type="float" office:value="0.139775929329">
                <text:p>0.139775929329</text:p>
              </table:table-cell>
              <table:table-cell office:value-type="float" office:value="0.117140268648">
                <text:p>0.117140268648</text:p>
              </table:table-cell>
              <table:table-cell office:value-type="float" office:value="0.098789538533">
                <text:p>0.0987895385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0.268192">
                <text:p>0.268192</text:p>
              </table:table-cell>
              <table:table-cell office:value-type="float" office:value="0.2198508544">
                <text:p>0.2198508544</text:p>
              </table:table-cell>
              <table:table-cell office:value-type="float" office:value="0.183691677491">
                <text:p>0.183691677491</text:p>
              </table:table-cell>
              <table:table-cell office:value-type="float" office:value="0.155292259947">
                <text:p>0.155292259947</text:p>
              </table:table-cell>
              <table:table-cell office:value-type="float" office:value="0.132350074478">
                <text:p>0.132350074478</text:p>
              </table:table-cell>
              <table:table-cell office:value-type="float" office:value="0.113473244274">
                <text:p>0.113473244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  <table:table-cell office:value-type="float" office:value="0.28175">
                <text:p>0.28175</text:p>
              </table:table-cell>
              <table:table-cell office:value-type="float" office:value="0.235169375">
                <text:p>0.235169375</text:p>
              </table:table-cell>
              <table:table-cell office:value-type="float" office:value="0.199845734375">
                <text:p>0.199845734375</text:p>
              </table:table-cell>
              <table:table-cell office:value-type="float" office:value="0.171719285527">
                <text:p>0.171719285527</text:p>
              </table:table-cell>
              <table:table-cell office:value-type="float" office:value="0.148683723921">
                <text:p>0.148683723921</text:p>
              </table:table-cell>
              <table:table-cell office:value-type="float" office:value="0.129468226281">
                <text:p>0.1294682262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295488">
                <text:p>0.295488</text:p>
              </table:table-cell>
              <table:table-cell office:value-type="float" office:value="0.2508973056">
                <text:p>0.2508973056</text:p>
              </table:table-cell>
              <table:table-cell office:value-type="float" office:value="0.216651652301">
                <text:p>0.216651652301</text:p>
              </table:table-cell>
              <table:table-cell office:value-type="float" office:value="0.18903595748">
                <text:p>0.18903595748</text:p>
              </table:table-cell>
              <table:table-cell office:value-type="float" office:value="0.166130395568">
                <text:p>0.166130395568</text:p>
              </table:table-cell>
              <table:table-cell office:value-type="float" office:value="0.146779776865">
                <text:p>0.1467797768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37">
                <text:p>0.37</text:p>
              </table:table-cell>
              <table:table-cell office:value-type="float" office:value="0.309394">
                <text:p>0.309394</text:p>
              </table:table-cell>
              <table:table-cell office:value-type="float" office:value="0.2670122242">
                <text:p>0.2670122242</text:p>
              </table:table-cell>
              <table:table-cell office:value-type="float" office:value="0.234081584403">
                <text:p>0.234081584403</text:p>
              </table:table-cell>
              <table:table-cell office:value-type="float" office:value="0.207215121925">
                <text:p>0.207215121925</text:p>
              </table:table-cell>
              <table:table-cell office:value-type="float" office:value="0.184669861272">
                <text:p>0.184669861272</text:p>
              </table:table-cell>
              <table:table-cell office:value-type="float" office:value="0.165400426992">
                <text:p>0.1654004269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0.323456">
                <text:p>0.323456</text:p>
              </table:table-cell>
              <table:table-cell office:value-type="float" office:value="0.2834907008">
                <text:p>0.2834907008</text:p>
              </table:table-cell>
              <table:table-cell office:value-type="float" office:value="0.252104619162">
                <text:p>0.252104619162</text:p>
              </table:table-cell>
              <table:table-cell office:value-type="float" office:value="0.226223656243">
                <text:p>0.226223656243</text:p>
              </table:table-cell>
              <table:table-cell office:value-type="float" office:value="0.204272458733">
                <text:p>0.204272458733</text:p>
              </table:table-cell>
              <table:table-cell office:value-type="float" office:value="0.185309550911">
                <text:p>0.1853095509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  <table:table-cell office:value-type="float" office:value="0.337662">
                <text:p>0.337662</text:p>
              </table:table-cell>
              <table:table-cell office:value-type="float" office:value="0.3003083694">
                <text:p>0.3003083694</text:p>
              </table:table-cell>
              <table:table-cell office:value-type="float" office:value="0.270686940334">
                <text:p>0.270686940334</text:p>
              </table:table-cell>
              <table:table-cell office:value-type="float" office:value="0.246022657423">
                <text:p>0.246022657423</text:p>
              </table:table-cell>
              <table:table-cell office:value-type="float" office:value="0.224899178966">
                <text:p>0.224899178966</text:p>
              </table:table-cell>
              <table:table-cell office:value-type="float" office:value="0.206473168708">
                <text:p>0.2064731687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352">
                <text:p>0.352</text:p>
              </table:table-cell>
              <table:table-cell office:value-type="float" office:value="0.31744">
                <text:p>0.31744</text:p>
              </table:table-cell>
              <table:table-cell office:value-type="float" office:value="0.289792">
                <text:p>0.289792</text:p>
              </table:table-cell>
              <table:table-cell office:value-type="float" office:value="0.26656768">
                <text:p>0.26656768</text:p>
              </table:table-cell>
              <table:table-cell office:value-type="float" office:value="0.24650186752">
                <text:p>0.24650186752</text:p>
              </table:table-cell>
              <table:table-cell office:value-type="float" office:value="0.228843952538">
                <text:p>0.2288439525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41">
                <text:p>0.41</text:p>
              </table:table-cell>
              <table:table-cell office:value-type="float" office:value="0.366458">
                <text:p>0.366458</text:p>
              </table:table-cell>
              <table:table-cell office:value-type="float" office:value="0.3348595706">
                <text:p>0.3348595706</text:p>
              </table:table-cell>
              <table:table-cell office:value-type="float" office:value="0.309380703694">
                <text:p>0.309380703694</text:p>
              </table:table-cell>
              <table:table-cell office:value-type="float" office:value="0.287809021028">
                <text:p>0.287809021028</text:p>
              </table:table-cell>
              <table:table-cell office:value-type="float" office:value="0.269023536895">
                <text:p>0.269023536895</text:p>
              </table:table-cell>
              <table:table-cell office:value-type="float" office:value="0.252361438652">
                <text:p>0.2523614386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381024">
                <text:p>0.381024</text:p>
              </table:table-cell>
              <table:table-cell office:value-type="float" office:value="0.3525403392">
                <text:p>0.3525403392</text:p>
              </table:table-cell>
              <table:table-cell office:value-type="float" office:value="0.32941160663">
                <text:p>0.32941160663</text:p>
              </table:table-cell>
              <table:table-cell office:value-type="float" office:value="0.309692049242">
                <text:p>0.309692049242</text:p>
              </table:table-cell>
              <table:table-cell office:value-type="float" office:value="0.292398786194">
                <text:p>0.292398786194</text:p>
              </table:table-cell>
              <table:table-cell office:value-type="float" office:value="0.27695244364">
                <text:p>0.276952443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  <table:table-cell office:value-type="float" office:value="0.395686">
                <text:p>0.395686</text:p>
              </table:table-cell>
              <table:table-cell office:value-type="float" office:value="0.3704549158">
                <text:p>0.3704549158</text:p>
              </table:table-cell>
              <table:table-cell office:value-type="float" office:value="0.349841120009">
                <text:p>0.349841120009</text:p>
              </table:table-cell>
              <table:table-cell office:value-type="float" office:value="0.332157575289">
                <text:p>0.332157575289</text:p>
              </table:table-cell>
              <table:table-cell office:value-type="float" office:value="0.31655432277">
                <text:p>0.31655432277</text:p>
              </table:table-cell>
              <table:table-cell office:value-type="float" office:value="0.302531679731">
                <text:p>0.3025316797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0.410432">
                <text:p>0.410432</text:p>
              </table:table-cell>
              <table:table-cell office:value-type="float" office:value="0.3885753344">
                <text:p>0.3885753344</text:p>
              </table:table-cell>
              <table:table-cell office:value-type="float" office:value="0.370623726387">
                <text:p>0.370623726387</text:p>
              </table:table-cell>
              <table:table-cell office:value-type="float" office:value="0.355142259637">
                <text:p>0.355142259637</text:p>
              </table:table-cell>
              <table:table-cell office:value-type="float" office:value="0.341409579371">
                <text:p>0.341409579371</text:p>
              </table:table-cell>
              <table:table-cell office:value-type="float" office:value="0.329002560506">
                <text:p>0.3290025605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0.42525">
                <text:p>0.42525</text:p>
              </table:table-cell>
              <table:table-cell office:value-type="float" office:value="0.406873125">
                <text:p>0.406873125</text:p>
              </table:table-cell>
              <table:table-cell office:value-type="float" office:value="0.391712203125">
                <text:p>0.391712203125</text:p>
              </table:table-cell>
              <table:table-cell office:value-type="float" office:value="0.378579054551">
                <text:p>0.378579054551</text:p>
              </table:table-cell>
              <table:table-cell office:value-type="float" office:value="0.366877419171">
                <text:p>0.366877419171</text:p>
              </table:table-cell>
              <table:table-cell office:value-type="float" office:value="0.356258185064">
                <text:p>0.3562581850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40128">
                <text:p>0.440128</text:p>
              </table:table-cell>
              <table:table-cell office:value-type="float" office:value="0.4253193856">
                <text:p>0.4253193856</text:p>
              </table:table-cell>
              <table:table-cell office:value-type="float" office:value="0.413057852877">
                <text:p>0.413057852877</text:p>
              </table:table-cell>
              <table:table-cell office:value-type="float" office:value="0.402397676327">
                <text:p>0.402397676327</text:p>
              </table:table-cell>
              <table:table-cell office:value-type="float" office:value="0.39286492005">
                <text:p>0.39286492005</text:p>
              </table:table-cell>
              <table:table-cell office:value-type="float" office:value="0.384182485632">
                <text:p>0.3841824856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  <table:table-cell office:value-type="float" office:value="0.455054">
                <text:p>0.455054</text:p>
              </table:table-cell>
              <table:table-cell office:value-type="float" office:value="0.4438848542">
                <text:p>0.4438848542</text:p>
              </table:table-cell>
              <table:table-cell office:value-type="float" office:value="0.434610740137">
                <text:p>0.434610740137</text:p>
              </table:table-cell>
              <table:table-cell office:value-type="float" office:value="0.426525103792">
                <text:p>0.426525103792</text:p>
              </table:table-cell>
              <table:table-cell office:value-type="float" office:value="0.419274228543">
                <text:p>0.419274228543</text:p>
              </table:table-cell>
              <table:table-cell office:value-type="float" office:value="0.412651520786">
                <text:p>0.4126515207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70016">
                <text:p>0.470016</text:p>
              </table:table-cell>
              <table:table-cell office:value-type="float" office:value="0.4625399808">
                <text:p>0.4625399808</text:p>
              </table:table-cell>
              <table:table-cell office:value-type="float" office:value="0.456319932826">
                <text:p>0.456319932826</text:p>
              </table:table-cell>
              <table:table-cell office:value-type="float" office:value="0.450886098915">
                <text:p>0.450886098915</text:p>
              </table:table-cell>
              <table:table-cell office:value-type="float" office:value="0.446003473117">
                <text:p>0.446003473117</text:p>
              </table:table-cell>
              <table:table-cell office:value-type="float" office:value="0.441534893986">
                <text:p>0.4415348939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0.485002">
                <text:p>0.485002</text:p>
              </table:table-cell>
              <table:table-cell office:value-type="float" office:value="0.4812549994">
                <text:p>0.4812549994</text:p>
              </table:table-cell>
              <table:table-cell office:value-type="float" office:value="0.4781337479">
                <text:p>0.4781337479</text:p>
              </table:table-cell>
              <table:table-cell office:value-type="float" office:value="0.475403745276">
                <text:p>0.475403745276</text:p>
              </table:table-cell>
              <table:table-cell office:value-type="float" office:value="0.472947725715">
                <text:p>0.472947725715</text:p>
              </table:table-cell>
              <table:table-cell office:value-type="float" office:value="0.470697274991">
                <text:p>0.4706972749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0.514998">
                <text:p>0.514998</text:p>
              </table:table-cell>
              <table:table-cell office:value-type="float" office:value="0.5187450006">
                <text:p>0.5187450006</text:p>
              </table:table-cell>
              <table:table-cell office:value-type="float" office:value="0.5218662521">
                <text:p>0.5218662521</text:p>
              </table:table-cell>
              <table:table-cell office:value-type="float" office:value="0.524596254724">
                <text:p>0.524596254724</text:p>
              </table:table-cell>
              <table:table-cell office:value-type="float" office:value="0.527052274285">
                <text:p>0.527052274285</text:p>
              </table:table-cell>
              <table:table-cell office:value-type="float" office:value="0.529302725009">
                <text:p>0.5293027250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29984">
                <text:p>0.529984</text:p>
              </table:table-cell>
              <table:table-cell office:value-type="float" office:value="0.5374600192">
                <text:p>0.5374600192</text:p>
              </table:table-cell>
              <table:table-cell office:value-type="float" office:value="0.543680067174">
                <text:p>0.543680067174</text:p>
              </table:table-cell>
              <table:table-cell office:value-type="float" office:value="0.549113901085">
                <text:p>0.549113901085</text:p>
              </table:table-cell>
              <table:table-cell office:value-type="float" office:value="0.553996526883">
                <text:p>0.553996526883</text:p>
              </table:table-cell>
              <table:table-cell office:value-type="float" office:value="0.558465106014">
                <text:p>0.5584651060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  <table:table-cell office:value-type="float" office:value="0.544946">
                <text:p>0.544946</text:p>
              </table:table-cell>
              <table:table-cell office:value-type="float" office:value="0.5561151458">
                <text:p>0.5561151458</text:p>
              </table:table-cell>
              <table:table-cell office:value-type="float" office:value="0.565389259863">
                <text:p>0.565389259863</text:p>
              </table:table-cell>
              <table:table-cell office:value-type="float" office:value="0.573474896208">
                <text:p>0.573474896208</text:p>
              </table:table-cell>
              <table:table-cell office:value-type="float" office:value="0.580725771457">
                <text:p>0.580725771457</text:p>
              </table:table-cell>
              <table:table-cell office:value-type="float" office:value="0.587348479214">
                <text:p>0.5873484792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  <table:table-cell office:value-type="float" office:value="0.559872">
                <text:p>0.559872</text:p>
              </table:table-cell>
              <table:table-cell office:value-type="float" office:value="0.5746806144">
                <text:p>0.5746806144</text:p>
              </table:table-cell>
              <table:table-cell office:value-type="float" office:value="0.586942147123">
                <text:p>0.586942147123</text:p>
              </table:table-cell>
              <table:table-cell office:value-type="float" office:value="0.597602323673">
                <text:p>0.597602323673</text:p>
              </table:table-cell>
              <table:table-cell office:value-type="float" office:value="0.60713507995">
                <text:p>0.60713507995</text:p>
              </table:table-cell>
              <table:table-cell office:value-type="float" office:value="0.615817514368">
                <text:p>0.6158175143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7475">
                <text:p>0.57475</text:p>
              </table:table-cell>
              <table:table-cell office:value-type="float" office:value="0.593126875">
                <text:p>0.593126875</text:p>
              </table:table-cell>
              <table:table-cell office:value-type="float" office:value="0.608287796875">
                <text:p>0.608287796875</text:p>
              </table:table-cell>
              <table:table-cell office:value-type="float" office:value="0.621420945449">
                <text:p>0.621420945449</text:p>
              </table:table-cell>
              <table:table-cell office:value-type="float" office:value="0.633122580829">
                <text:p>0.633122580829</text:p>
              </table:table-cell>
              <table:table-cell office:value-type="float" office:value="0.643741814936">
                <text:p>0.6437418149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56">
                <text:p>0.56</text:p>
              </table:table-cell>
              <table:table-cell office:value-type="float" office:value="0.589568">
                <text:p>0.589568</text:p>
              </table:table-cell>
              <table:table-cell office:value-type="float" office:value="0.6114246656">
                <text:p>0.6114246656</text:p>
              </table:table-cell>
              <table:table-cell office:value-type="float" office:value="0.629376273613">
                <text:p>0.629376273613</text:p>
              </table:table-cell>
              <table:table-cell office:value-type="float" office:value="0.644857740363">
                <text:p>0.644857740363</text:p>
              </table:table-cell>
              <table:table-cell office:value-type="float" office:value="0.658590420629">
                <text:p>0.658590420629</text:p>
              </table:table-cell>
              <table:table-cell office:value-type="float" office:value="0.670997439494">
                <text:p>0.6709974394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57">
                <text:p>0.57</text:p>
              </table:table-cell>
              <table:table-cell office:value-type="float" office:value="0.604314">
                <text:p>0.604314</text:p>
              </table:table-cell>
              <table:table-cell office:value-type="float" office:value="0.6295450842">
                <text:p>0.6295450842</text:p>
              </table:table-cell>
              <table:table-cell office:value-type="float" office:value="0.650158879991">
                <text:p>0.650158879991</text:p>
              </table:table-cell>
              <table:table-cell office:value-type="float" office:value="0.667842424711">
                <text:p>0.667842424711</text:p>
              </table:table-cell>
              <table:table-cell office:value-type="float" office:value="0.68344567723">
                <text:p>0.68344567723</text:p>
              </table:table-cell>
              <table:table-cell office:value-type="float" office:value="0.697468320269">
                <text:p>0.6974683202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618976">
                <text:p>0.618976</text:p>
              </table:table-cell>
              <table:table-cell office:value-type="float" office:value="0.6474596608">
                <text:p>0.6474596608</text:p>
              </table:table-cell>
              <table:table-cell office:value-type="float" office:value="0.67058839337">
                <text:p>0.67058839337</text:p>
              </table:table-cell>
              <table:table-cell office:value-type="float" office:value="0.690307950758">
                <text:p>0.690307950758</text:p>
              </table:table-cell>
              <table:table-cell office:value-type="float" office:value="0.707601213806">
                <text:p>0.707601213806</text:p>
              </table:table-cell>
              <table:table-cell office:value-type="float" office:value="0.72304755636">
                <text:p>0.723047556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  <table:table-cell office:value-type="float" office:value="0.633542">
                <text:p>0.633542</text:p>
              </table:table-cell>
              <table:table-cell office:value-type="float" office:value="0.6651404294">
                <text:p>0.6651404294</text:p>
              </table:table-cell>
              <table:table-cell office:value-type="float" office:value="0.690619296306">
                <text:p>0.690619296306</text:p>
              </table:table-cell>
              <table:table-cell office:value-type="float" office:value="0.712190978972">
                <text:p>0.712190978972</text:p>
              </table:table-cell>
              <table:table-cell office:value-type="float" office:value="0.730976463105">
                <text:p>0.730976463105</text:p>
              </table:table-cell>
              <table:table-cell office:value-type="float" office:value="0.747638561348">
                <text:p>0.7476385613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48">
                <text:p>0.648</text:p>
              </table:table-cell>
              <table:table-cell office:value-type="float" office:value="0.68256">
                <text:p>0.68256</text:p>
              </table:table-cell>
              <table:table-cell office:value-type="float" office:value="0.710208">
                <text:p>0.710208</text:p>
              </table:table-cell>
              <table:table-cell office:value-type="float" office:value="0.73343232">
                <text:p>0.73343232</text:p>
              </table:table-cell>
              <table:table-cell office:value-type="float" office:value="0.75349813248">
                <text:p>0.75349813248</text:p>
              </table:table-cell>
              <table:table-cell office:value-type="float" office:value="0.771156047462">
                <text:p>0.7711560474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61">
                <text:p>0.61</text:p>
              </table:table-cell>
              <table:table-cell office:value-type="float" office:value="0.662338">
                <text:p>0.662338</text:p>
              </table:table-cell>
              <table:table-cell office:value-type="float" office:value="0.6996916306">
                <text:p>0.6996916306</text:p>
              </table:table-cell>
              <table:table-cell office:value-type="float" office:value="0.729313059666">
                <text:p>0.729313059666</text:p>
              </table:table-cell>
              <table:table-cell office:value-type="float" office:value="0.753977342577">
                <text:p>0.753977342577</text:p>
              </table:table-cell>
              <table:table-cell office:value-type="float" office:value="0.775100821034">
                <text:p>0.775100821034</text:p>
              </table:table-cell>
              <table:table-cell office:value-type="float" office:value="0.793526831292">
                <text:p>0.7935268312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  <table:table-cell office:value-type="float" office:value="0.676544">
                <text:p>0.676544</text:p>
              </table:table-cell>
              <table:table-cell office:value-type="float" office:value="0.7165092992">
                <text:p>0.7165092992</text:p>
              </table:table-cell>
              <table:table-cell office:value-type="float" office:value="0.747895380838">
                <text:p>0.747895380838</text:p>
              </table:table-cell>
              <table:table-cell office:value-type="float" office:value="0.773776343757">
                <text:p>0.773776343757</text:p>
              </table:table-cell>
              <table:table-cell office:value-type="float" office:value="0.795727541267">
                <text:p>0.795727541267</text:p>
              </table:table-cell>
              <table:table-cell office:value-type="float" office:value="0.814690449089">
                <text:p>0.8146904490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  <table:table-cell office:value-type="float" office:value="0.690606">
                <text:p>0.690606</text:p>
              </table:table-cell>
              <table:table-cell office:value-type="float" office:value="0.7329877758">
                <text:p>0.7329877758</text:p>
              </table:table-cell>
              <table:table-cell office:value-type="float" office:value="0.765918415597">
                <text:p>0.765918415597</text:p>
              </table:table-cell>
              <table:table-cell office:value-type="float" office:value="0.792784878075">
                <text:p>0.792784878075</text:p>
              </table:table-cell>
              <table:table-cell office:value-type="float" office:value="0.815330138728">
                <text:p>0.815330138728</text:p>
              </table:table-cell>
              <table:table-cell office:value-type="float" office:value="0.834599573008">
                <text:p>0.834599573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704512">
                <text:p>0.704512</text:p>
              </table:table-cell>
              <table:table-cell office:value-type="float" office:value="0.7491026944">
                <text:p>0.7491026944</text:p>
              </table:table-cell>
              <table:table-cell office:value-type="float" office:value="0.783348347699">
                <text:p>0.783348347699</text:p>
              </table:table-cell>
              <table:table-cell office:value-type="float" office:value="0.81096404252">
                <text:p>0.81096404252</text:p>
              </table:table-cell>
              <table:table-cell office:value-type="float" office:value="0.833869604432">
                <text:p>0.833869604432</text:p>
              </table:table-cell>
              <table:table-cell office:value-type="float" office:value="0.853220223135">
                <text:p>0.8532202231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0.71825">
                <text:p>0.71825</text:p>
              </table:table-cell>
              <table:table-cell office:value-type="float" office:value="0.764830625">
                <text:p>0.764830625</text:p>
              </table:table-cell>
              <table:table-cell office:value-type="float" office:value="0.800154265625">
                <text:p>0.800154265625</text:p>
              </table:table-cell>
              <table:table-cell office:value-type="float" office:value="0.828280714473">
                <text:p>0.828280714473</text:p>
              </table:table-cell>
              <table:table-cell office:value-type="float" office:value="0.851316276079">
                <text:p>0.851316276079</text:p>
              </table:table-cell>
              <table:table-cell office:value-type="float" office:value="0.870531773719">
                <text:p>0.8705317737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  <table:table-cell office:value-type="float" office:value="0.731808">
                <text:p>0.731808</text:p>
              </table:table-cell>
              <table:table-cell office:value-type="float" office:value="0.7801491456">
                <text:p>0.7801491456</text:p>
              </table:table-cell>
              <table:table-cell office:value-type="float" office:value="0.816308322509">
                <text:p>0.816308322509</text:p>
              </table:table-cell>
              <table:table-cell office:value-type="float" office:value="0.844707740053">
                <text:p>0.844707740053</text:p>
              </table:table-cell>
              <table:table-cell office:value-type="float" office:value="0.867649925522">
                <text:p>0.867649925522</text:p>
              </table:table-cell>
              <table:table-cell office:value-type="float" office:value="0.886526755726">
                <text:p>0.8865267557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  <table:table-cell office:value-type="float" office:value="0.745174">
                <text:p>0.745174</text:p>
              </table:table-cell>
              <table:table-cell office:value-type="float" office:value="0.7950369142">
                <text:p>0.7950369142</text:p>
              </table:table-cell>
              <table:table-cell office:value-type="float" office:value="0.831785881965">
                <text:p>0.831785881965</text:p>
              </table:table-cell>
              <table:table-cell office:value-type="float" office:value="0.860224070671">
                <text:p>0.860224070671</text:p>
              </table:table-cell>
              <table:table-cell office:value-type="float" office:value="0.882859731352">
                <text:p>0.882859731352</text:p>
              </table:table-cell>
              <table:table-cell office:value-type="float" office:value="0.901210461467">
                <text:p>0.9012104614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  <table:table-cell office:value-type="float" office:value="0.758336">
                <text:p>0.758336</text:p>
              </table:table-cell>
              <table:table-cell office:value-type="float" office:value="0.8094737408">
                <text:p>0.8094737408</text:p>
              </table:table-cell>
              <table:table-cell office:value-type="float" office:value="0.846565648794">
                <text:p>0.846565648794</text:p>
              </table:table-cell>
              <table:table-cell office:value-type="float" office:value="0.874814845922">
                <text:p>0.874814845922</text:p>
              </table:table-cell>
              <table:table-cell office:value-type="float" office:value="0.896944136984">
                <text:p>0.896944136984</text:p>
              </table:table-cell>
              <table:table-cell office:value-type="float" office:value="0.914600360679">
                <text:p>0.9146003606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  <table:table-cell office:value-type="float" office:value="0.771282">
                <text:p>0.771282</text:p>
              </table:table-cell>
              <table:table-cell office:value-type="float" office:value="0.8234406594">
                <text:p>0.8234406594</text:p>
              </table:table-cell>
              <table:table-cell office:value-type="float" office:value="0.860629783552">
                <text:p>0.860629783552</text:p>
              </table:table-cell>
              <table:table-cell office:value-type="float" office:value="0.888471421349">
                <text:p>0.888471421349</text:p>
              </table:table-cell>
              <table:table-cell office:value-type="float" office:value="0.909910596118">
                <text:p>0.909910596118</text:p>
              </table:table-cell>
              <table:table-cell office:value-type="float" office:value="0.926725340889">
                <text:p>0.9267253408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84">
                <text:p>0.784</text:p>
              </table:table-cell>
              <table:table-cell office:value-type="float" office:value="0.83692">
                <text:p>0.83692</text:p>
              </table:table-cell>
              <table:table-cell office:value-type="float" office:value="0.873964">
                <text:p>0.873964</text:p>
              </table:table-cell>
              <table:table-cell office:value-type="float" office:value="0.90119134">
                <text:p>0.90119134</text:p>
              </table:table-cell>
              <table:table-cell office:value-type="float" office:value="0.92177520904">
                <text:p>0.92177520904</text:p>
              </table:table-cell>
              <table:table-cell office:value-type="float" office:value="0.937624788201">
                <text:p>0.9376247882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71">
                <text:p>0.71</text:p>
              </table:table-cell>
              <table:table-cell office:value-type="float" office:value="0.796478">
                <text:p>0.796478</text:p>
              </table:table-cell>
              <table:table-cell office:value-type="float" office:value="0.8498954606">
                <text:p>0.8498954606</text:p>
              </table:table-cell>
              <table:table-cell office:value-type="float" office:value="0.886557644392">
                <text:p>0.886557644392</text:p>
              </table:table-cell>
              <table:table-cell office:value-type="float" office:value="0.912978247141">
                <text:p>0.912978247141</text:p>
              </table:table-cell>
              <table:table-cell office:value-type="float" office:value="0.932562254723">
                <text:p>0.932562254723</text:p>
              </table:table-cell>
              <table:table-cell office:value-type="float" office:value="0.947347527648">
                <text:p>0.9473475276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72">
                <text:p>0.72</text:p>
              </table:table-cell>
              <table:table-cell office:value-type="float" office:value="0.808704">
                <text:p>0.808704</text:p>
              </table:table-cell>
              <table:table-cell office:value-type="float" office:value="0.8623521792">
                <text:p>0.8623521792</text:p>
              </table:table-cell>
              <table:table-cell office:value-type="float" office:value="0.898403755622">
                <text:p>0.898403755622</text:p>
              </table:table-cell>
              <table:table-cell office:value-type="float" office:value="0.923841747946">
                <text:p>0.923841747946</text:p>
              </table:table-cell>
              <table:table-cell office:value-type="float" office:value="0.942303625255">
                <text:p>0.942303625255</text:p>
              </table:table-cell>
              <table:table-cell office:value-type="float" office:value="0.955950644962">
                <text:p>0.9559506449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820666">
                <text:p>0.820666</text:p>
              </table:table-cell>
              <table:table-cell office:value-type="float" office:value="0.8742768058">
                <text:p>0.8742768058</text:p>
              </table:table-cell>
              <table:table-cell office:value-type="float" office:value="0.909499105211">
                <text:p>0.909499105211</text:p>
              </table:table-cell>
              <table:table-cell office:value-type="float" office:value="0.933797208459">
                <text:p>0.933797208459</text:p>
              </table:table-cell>
              <table:table-cell office:value-type="float" office:value="0.9510381706">
                <text:p>0.9510381706</text:p>
              </table:table-cell>
              <table:table-cell office:value-type="float" office:value="0.963498213939">
                <text:p>0.9634982139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74">
                <text:p>0.74</text:p>
              </table:table-cell>
              <table:table-cell office:value-type="float" office:value="0.832352">
                <text:p>0.832352</text:p>
              </table:table-cell>
              <table:table-cell office:value-type="float" office:value="0.8856575744">
                <text:p>0.8856575744</text:p>
              </table:table-cell>
              <table:table-cell office:value-type="float" office:value="0.919844216115">
                <text:p>0.919844216115</text:p>
              </table:table-cell>
              <table:table-cell office:value-type="float" office:value="0.942865500646">
                <text:p>0.942865500646</text:p>
              </table:table-cell>
              <table:table-cell office:value-type="float" office:value="0.958810963164">
                <text:p>0.958810963164</text:p>
              </table:table-cell>
              <table:table-cell office:value-type="float" office:value="0.970059955455">
                <text:p>0.9700599554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84375">
                <text:p>0.84375</text:p>
              </table:table-cell>
              <table:table-cell office:value-type="float" office:value="0.896484375">
                <text:p>0.896484375</text:p>
              </table:table-cell>
              <table:table-cell office:value-type="float" office:value="0.929443359375">
                <text:p>0.929443359375</text:p>
              </table:table-cell>
              <table:table-cell office:value-type="float" office:value="0.951072692871">
                <text:p>0.951072692871</text:p>
              </table:table-cell>
              <table:table-cell office:value-type="float" office:value="0.965672492981">
                <text:p>0.965672492981</text:p>
              </table:table-cell>
              <table:table-cell office:value-type="float" office:value="0.975709855556">
                <text:p>0.9757098555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76">
                <text:p>0.76</text:p>
              </table:table-cell>
              <table:table-cell office:value-type="float" office:value="0.854848">
                <text:p>0.854848</text:p>
              </table:table-cell>
              <table:table-cell office:value-type="float" office:value="0.9067488256">
                <text:p>0.9067488256</text:p>
              </table:table-cell>
              <table:table-cell office:value-type="float" office:value="0.938304527565">
                <text:p>0.938304527565</text:p>
              </table:table-cell>
              <table:table-cell office:value-type="float" office:value="0.958449687699">
                <text:p>0.958449687699</text:p>
              </table:table-cell>
              <table:table-cell office:value-type="float" office:value="0.97167780565">
                <text:p>0.97167780565</text:p>
              </table:table-cell>
              <table:table-cell office:value-type="float" office:value="0.980524770935">
                <text:p>0.9805247709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77">
                <text:p>0.77</text:p>
              </table:table-cell>
              <table:table-cell office:value-type="float" office:value="0.865634">
                <text:p>0.865634</text:p>
              </table:table-cell>
              <table:table-cell office:value-type="float" office:value="0.9164443442">
                <text:p>0.9164443442</text:p>
              </table:table-cell>
              <table:table-cell office:value-type="float" office:value="0.946439384059">
                <text:p>0.946439384059</text:p>
              </table:table-cell>
              <table:table-cell office:value-type="float" office:value="0.965031809516">
                <text:p>0.965031809516</text:p>
              </table:table-cell>
              <table:table-cell office:value-type="float" office:value="0.976885596291">
                <text:p>0.976885596291</text:p>
              </table:table-cell>
              <table:table-cell office:value-type="float" office:value="0.984583050296">
                <text:p>0.9845830502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  <table:table-cell office:value-type="float" office:value="0.876096">
                <text:p>0.876096</text:p>
              </table:table-cell>
              <table:table-cell office:value-type="float" office:value="0.9255662208">
                <text:p>0.9255662208</text:p>
              </table:table-cell>
              <table:table-cell office:value-type="float" office:value="0.953863187098">
                <text:p>0.953863187098</text:p>
              </table:table-cell>
              <table:table-cell office:value-type="float" office:value="0.970858345056">
                <text:p>0.970858345056</text:p>
              </table:table-cell>
              <table:table-cell office:value-type="float" office:value="0.981357273836">
                <text:p>0.981357273836</text:p>
              </table:table-cell>
              <table:table-cell office:value-type="float" office:value="0.987963199825">
                <text:p>0.9879631998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79">
                <text:p>0.79</text:p>
              </table:table-cell>
              <table:table-cell office:value-type="float" office:value="0.886222">
                <text:p>0.886222</text:p>
              </table:table-cell>
              <table:table-cell office:value-type="float" office:value="0.9341116894">
                <text:p>0.9341116894</text:p>
              </table:table-cell>
              <table:table-cell office:value-type="float" office:value="0.960594687638">
                <text:p>0.960594687638</text:p>
              </table:table-cell>
              <table:table-cell office:value-type="float" office:value="0.975972040565">
                <text:p>0.975972040565</text:p>
              </table:table-cell>
              <table:table-cell office:value-type="float" office:value="0.985156010827">
                <text:p>0.985156010827</text:p>
              </table:table-cell>
              <table:table-cell office:value-type="float" office:value="0.990742619938">
                <text:p>0.9907426199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96">
                <text:p>0.896</text:p>
              </table:table-cell>
              <table:table-cell office:value-type="float" office:value="0.94208">
                <text:p>0.94208</text:p>
              </table:table-cell>
              <table:table-cell office:value-type="float" office:value="0.966656">
                <text:p>0.966656</text:p>
              </table:table-cell>
              <table:table-cell office:value-type="float" office:value="0.98041856">
                <text:p>0.98041856</text:p>
              </table:table-cell>
              <table:table-cell office:value-type="float" office:value="0.98834579456">
                <text:p>0.98834579456</text:p>
              </table:table-cell>
              <table:table-cell office:value-type="float" office:value="0.992996438835">
                <text:p>0.9929964388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  <table:table-cell office:value-type="float" office:value="0.905418">
                <text:p>0.905418</text:p>
              </table:table-cell>
              <table:table-cell office:value-type="float" office:value="0.9494724906">
                <text:p>0.9494724906</text:p>
              </table:table-cell>
              <table:table-cell office:value-type="float" office:value="0.972072444278">
                <text:p>0.972072444278</text:p>
              </table:table-cell>
              <table:table-cell office:value-type="float" office:value="0.984245909326">
                <text:p>0.984245909326</text:p>
              </table:table-cell>
              <table:table-cell office:value-type="float" office:value="0.990990495902">
                <text:p>0.990990495902</text:p>
              </table:table-cell>
              <table:table-cell office:value-type="float" office:value="0.994796466106">
                <text:p>0.9947964661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0.914464">
                <text:p>0.914464</text:p>
              </table:table-cell>
              <table:table-cell office:value-type="float" office:value="0.9562926592">
                <text:p>0.9562926592</text:p>
              </table:table-cell>
              <table:table-cell office:value-type="float" office:value="0.976872359526">
                <text:p>0.976872359526</text:p>
              </table:table-cell>
              <table:table-cell office:value-type="float" office:value="0.987503832715">
                <text:p>0.987503832715</text:p>
              </table:table-cell>
              <table:table-cell office:value-type="float" office:value="0.993152972309">
                <text:p>0.993152972309</text:p>
              </table:table-cell>
              <table:table-cell office:value-type="float" office:value="0.996210286657">
                <text:p>0.9962102866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923126">
                <text:p>0.923126</text:p>
              </table:table-cell>
              <table:table-cell office:value-type="float" office:value="0.9625462358">
                <text:p>0.9625462358</text:p>
              </table:table-cell>
              <table:table-cell office:value-type="float" office:value="0.981086886705">
                <text:p>0.981086886705</text:p>
              </table:table-cell>
              <table:table-cell office:value-type="float" office:value="0.990243187154">
                <text:p>0.990243187154</text:p>
              </table:table-cell>
              <table:table-cell office:value-type="float" office:value="0.99489422153">
                <text:p>0.99489422153</text:p>
              </table:table-cell>
              <table:table-cell office:value-type="float" office:value="0.997300511682">
                <text:p>0.9973005116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931392">
                <text:p>0.931392</text:p>
              </table:table-cell>
              <table:table-cell office:value-type="float" office:value="0.9682412544">
                <text:p>0.9682412544</text:p>
              </table:table-cell>
              <table:table-cell office:value-type="float" office:value="0.984749720371">
                <text:p>0.984749720371</text:p>
              </table:table-cell>
              <table:table-cell office:value-type="float" office:value="0.992515302764">
                <text:p>0.992515302764</text:p>
              </table:table-cell>
              <table:table-cell office:value-type="float" office:value="0.996272602149">
                <text:p>0.996272602149</text:p>
              </table:table-cell>
              <table:table-cell office:value-type="float" office:value="0.998124199286">
                <text:p>0.9981241992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.93925">
                <text:p>0.93925</text:p>
              </table:table-cell>
              <table:table-cell office:value-type="float" office:value="0.973388125">
                <text:p>0.973388125</text:p>
              </table:table-cell>
              <table:table-cell office:value-type="float" office:value="0.987896828125">
                <text:p>0.987896828125</text:p>
              </table:table-cell>
              <table:table-cell office:value-type="float" office:value="0.994371336895">
                <text:p>0.994371336895</text:p>
              </table:table-cell>
              <table:table-cell office:value-type="float" office:value="0.99734313642">
                <text:p>0.99734313642</text:p>
              </table:table-cell>
              <table:table-cell office:value-type="float" office:value="0.998732452698">
                <text:p>0.9987324526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  <table:table-cell office:value-type="float" office:value="0.946688">
                <text:p>0.946688</text:p>
              </table:table-cell>
              <table:table-cell office:value-type="float" office:value="0.9779997056">
                <text:p>0.9779997056</text:p>
              </table:table-cell>
              <table:table-cell office:value-type="float" office:value="0.990566136781">
                <text:p>0.990566136781</text:p>
              </table:table-cell>
              <table:table-cell office:value-type="float" office:value="0.99586163088">
                <text:p>0.99586163088</text:p>
              </table:table-cell>
              <table:table-cell office:value-type="float" office:value="0.998156909843">
                <text:p>0.998156909843</text:p>
              </table:table-cell>
              <table:table-cell office:value-type="float" office:value="0.999170198996">
                <text:p>0.9991701989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0.953694">
                <text:p>0.953694</text:p>
              </table:table-cell>
              <table:table-cell office:value-type="float" office:value="0.9820913742">
                <text:p>0.9820913742</text:p>
              </table:table-cell>
              <table:table-cell office:value-type="float" office:value="0.992797184273">
                <text:p>0.992797184273</text:p>
              </table:table-cell>
              <table:table-cell office:value-type="float" office:value="0.997035079191">
                <text:p>0.997035079191</text:p>
              </table:table-cell>
              <table:table-cell office:value-type="float" office:value="0.998760580486">
                <text:p>0.998760580486</text:p>
              </table:table-cell>
              <table:table-cell office:value-type="float" office:value="0.999476145872">
                <text:p>0.9994761458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960256">
                <text:p>0.960256</text:p>
              </table:table-cell>
              <table:table-cell office:value-type="float" office:value="0.9856811008">
                <text:p>0.9856811008</text:p>
              </table:table-cell>
              <table:table-cell office:value-type="float" office:value="0.994630736282">
                <text:p>0.994630736282</text:p>
              </table:table-cell>
              <table:table-cell office:value-type="float" office:value="0.997938521556">
                <text:p>0.997938521556</text:p>
              </table:table-cell>
              <table:table-cell office:value-type="float" office:value="0.999196009205">
                <text:p>0.999196009205</text:p>
              </table:table-cell>
              <table:table-cell office:value-type="float" office:value="0.999682908423">
                <text:p>0.9996829084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966362">
                <text:p>0.966362</text:p>
              </table:table-cell>
              <table:table-cell office:value-type="float" office:value="0.9887895194">
                <text:p>0.9887895194</text:p>
              </table:table-cell>
              <table:table-cell office:value-type="float" office:value="0.996108366564">
                <text:p>0.996108366564</text:p>
              </table:table-cell>
              <table:table-cell office:value-type="float" office:value="0.998616169545">
                <text:p>0.998616169545</text:p>
              </table:table-cell>
              <table:table-cell office:value-type="float" office:value="0.999500019628">
                <text:p>0.999500019628</text:p>
              </table:table-cell>
              <table:table-cell office:value-type="float" office:value="0.999817292346">
                <text:p>0.9998172923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72">
                <text:p>0.972</text:p>
              </table:table-cell>
              <table:table-cell office:value-type="float" office:value="0.99144">
                <text:p>0.99144</text:p>
              </table:table-cell>
              <table:table-cell office:value-type="float" office:value="0.997272">
                <text:p>0.997272</text:p>
              </table:table-cell>
              <table:table-cell office:value-type="float" office:value="0.99910908">
                <text:p>0.99910908</text:p>
              </table:table-cell>
              <table:table-cell office:value-type="float" office:value="0.99970429392">
                <text:p>0.99970429392</text:p>
              </table:table-cell>
              <table:table-cell office:value-type="float" office:value="0.999900714514">
                <text:p>0.9999007145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91">
                <text:p>0.91</text:p>
              </table:table-cell>
              <table:table-cell office:value-type="float" office:value="0.977158">
                <text:p>0.977158</text:p>
              </table:table-cell>
              <table:table-cell office:value-type="float" office:value="0.9936587206">
                <text:p>0.9936587206</text:p>
              </table:table-cell>
              <table:table-cell office:value-type="float" office:value="0.998163417324">
                <text:p>0.998163417324</text:p>
              </table:table-cell>
              <table:table-cell office:value-type="float" office:value="0.99945468864">
                <text:p>0.99945468864</text:p>
              </table:table-cell>
              <table:table-cell office:value-type="float" office:value="0.999835407074">
                <text:p>0.999835407074</text:p>
              </table:table-cell>
              <table:table-cell office:value-type="float" office:value="0.99994973682">
                <text:p>0.999949736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81824">
                <text:p>0.981824</text:p>
              </table:table-cell>
              <table:table-cell office:value-type="float" office:value="0.9954747392">
                <text:p>0.9954747392</text:p>
              </table:table-cell>
              <table:table-cell office:value-type="float" office:value="0.99882372055">
                <text:p>0.99882372055</text:p>
              </table:table-cell>
              <table:table-cell office:value-type="float" office:value="0.999686418146">
                <text:p>0.999686418146</text:p>
              </table:table-cell>
              <table:table-cell office:value-type="float" office:value="0.999914998501">
                <text:p>0.999914998501</text:p>
              </table:table-cell>
              <table:table-cell office:value-type="float" office:value="0.99997668472">
                <text:p>0.999976684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93">
                <text:p>0.93</text:p>
              </table:table-cell>
              <table:table-cell office:value-type="float" office:value="0.985986">
                <text:p>0.985986</text:p>
              </table:table-cell>
              <table:table-cell office:value-type="float" office:value="0.9969200658">
                <text:p>0.9969200658</text:p>
              </table:table-cell>
              <table:table-cell office:value-type="float" office:value="0.999292758079">
                <text:p>0.999292758079</text:p>
              </table:table-cell>
              <table:table-cell office:value-type="float" office:value="0.999833376014">
                <text:p>0.999833376014</text:p>
              </table:table-cell>
              <table:table-cell office:value-type="float" office:value="0.999960075234">
                <text:p>0.999960075234</text:p>
              </table:table-cell>
              <table:table-cell office:value-type="float" office:value="0.999990318337">
                <text:p>0.9999903183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  <table:table-cell office:value-type="float" office:value="0.989632">
                <text:p>0.989632</text:p>
              </table:table-cell>
              <table:table-cell office:value-type="float" office:value="0.9980297344">
                <text:p>0.9980297344</text:p>
              </table:table-cell>
              <table:table-cell office:value-type="float" office:value="0.999608508467">
                <text:p>0.999608508467</text:p>
              </table:table-cell>
              <table:table-cell office:value-type="float" office:value="0.999920158468">
                <text:p>0.999920158468</text:p>
              </table:table-cell>
              <table:table-cell office:value-type="float" office:value="0.999983435884">
                <text:p>0.999983435884</text:p>
              </table:table-cell>
              <table:table-cell office:value-type="float" office:value="0.999996521654">
                <text:p>0.9999965216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9275">
                <text:p>0.99275</text:p>
              </table:table-cell>
              <table:table-cell office:value-type="float" office:value="0.998841875">
                <text:p>0.998841875</text:p>
              </table:table-cell>
              <table:table-cell office:value-type="float" office:value="0.999806421875">
                <text:p>0.999806421875</text:p>
              </table:table-cell>
              <table:table-cell office:value-type="float" office:value="0.999966777793">
                <text:p>0.999966777793</text:p>
              </table:table-cell>
              <table:table-cell office:value-type="float" office:value="0.999994198655">
                <text:p>0.999994198655</text:p>
              </table:table-cell>
              <table:table-cell office:value-type="float" office:value="0.999998974455">
                <text:p>0.9999989744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95328">
                <text:p>0.995328</text:p>
              </table:table-cell>
              <table:table-cell office:value-type="float" office:value="0.9993977856">
                <text:p>0.9993977856</text:p>
              </table:table-cell>
              <table:table-cell office:value-type="float" office:value="0.999918718157">
                <text:p>0.999918718157</text:p>
              </table:table-cell>
              <table:table-cell office:value-type="float" office:value="0.999988731492">
                <text:p>0.999988731492</text:p>
              </table:table-cell>
              <table:table-cell office:value-type="float" office:value="0.999998410136">
                <text:p>0.999998410136</text:p>
              </table:table-cell>
              <table:table-cell office:value-type="float" office:value="0.999999772889">
                <text:p>0.9999997728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997354">
                <text:p>0.997354</text:p>
              </table:table-cell>
              <table:table-cell office:value-type="float" office:value="0.9997420042">
                <text:p>0.9997420042</text:p>
              </table:table-cell>
              <table:table-cell office:value-type="float" office:value="0.999973640607">
                <text:p>0.999973640607</text:p>
              </table:table-cell>
              <table:table-cell office:value-type="float" office:value="0.999997232775">
                <text:p>0.999997232775</text:p>
              </table:table-cell>
              <table:table-cell office:value-type="float" office:value="0.999999704291">
                <text:p>0.999999704291</text:p>
              </table:table-cell>
              <table:table-cell office:value-type="float" office:value="0.999999968002">
                <text:p>0.9999999680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98816">
                <text:p>0.998816</text:p>
              </table:table-cell>
              <table:table-cell office:value-type="float" office:value="0.9999223808">
                <text:p>0.9999223808</text:p>
              </table:table-cell>
              <table:table-cell office:value-type="float" office:value="0.999994664346">
                <text:p>0.999994664346</text:p>
              </table:table-cell>
              <table:table-cell office:value-type="float" office:value="0.999999622997">
                <text:p>0.999999622997</text:p>
              </table:table-cell>
              <table:table-cell office:value-type="float" office:value="0.999999972879">
                <text:p>0.999999972879</text:p>
              </table:table-cell>
              <table:table-cell office:value-type="float" office:value="0.999999998024">
                <text:p>0.9999999980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9702">
                <text:p>0.999702</text:p>
              </table:table-cell>
              <table:table-cell office:value-type="float" office:value="0.9999901494">
                <text:p>0.9999901494</text:p>
              </table:table-cell>
              <table:table-cell office:value-type="float" office:value="0.99999965833">
                <text:p>0.99999965833</text:p>
              </table:table-cell>
              <table:table-cell office:value-type="float" office:value="0.999999987815">
                <text:p>0.999999987815</text:p>
              </table:table-cell>
              <table:table-cell office:value-type="float" office:value="0.999999999557">
                <text:p>0.999999999557</text:p>
              </table:table-cell>
              <table:table-cell office:value-type="float" office:value="0.999999999984">
                <text:p>0.9999999999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